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3.5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81.94pt"/>
    </style:style>
    <style:style style:name="co4" style:family="table-column">
      <style:table-column-properties fo:break-before="auto" style:column-width="356.94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115.99pt"/>
    </style:style>
    <style:style style:name="co7" style:family="table-column">
      <style:table-column-properties fo:break-before="auto" style:column-width="143.04pt"/>
    </style:style>
    <style:style style:name="co8" style:family="table-column">
      <style:table-column-properties fo:break-before="auto" style:column-width="479.2pt"/>
    </style:style>
    <style:style style:name="co9" style:family="table-column">
      <style:table-column-properties fo:break-before="auto" style:column-width="10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fault_20_Dataverse">
      <style:table-properties table:display="true" style:writing-mode="lr-tb"/>
    </style:style>
    <style:style style:name="ta2" style:family="table" style:master-page-name="PageStyle_5f_SSH_20_Custom_20_Fiel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fault Dataver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Metadata Block</text:p>
          </table:table-cell>
          <table:table-cell table:style-name="ce1" office:value-type="string" calcext:value-type="string">
            <text:p>System Name</text:p>
          </table:table-cell>
          <table:table-cell table:style-name="ce1" office:value-type="string" calcext:value-type="string">
            <text:p>Base Path</text:p>
          </table:table-cell>
          <table:table-cell table:style-name="ce1" office:value-type="string" calcext:value-type="string">
            <text:p>JMESPath</text:p>
          </table:table-cell>
          <table:table-cell table:style-name="ce1" office:value-type="string" calcext:value-type="string">
            <text:p>JMESPath Corrected </text:p>
          </table:table-cell>
          <table:table-cell table:style-name="ce1" office:value-type="string" calcext:value-type="string">
            <text:p>Python Mapping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2];&quot;REPLACE_ME&quot;;[.B2])" office:value-type="string" office:string-value="datasetVersion.metadataBlocks.citation.fields[?typeName == 'title'].value" calcext:value-type="string">
            <text:p>datasetVersion.metadataBlocks.citation.fields[?typeName == 'title'].value</text:p>
          </table:table-cell>
          <table:table-cell table:style-name="ce4" table:formula="of:=SUBSTITUTE([.D2];&quot;REPLACE_ME&quot;;[.C2])" office:value-type="string" office:string-value="datasetVersion.metadataBlocks.citation.fields[?typeName == 'title'].value" calcext:value-type="string">
            <text:p>datasetVersion.metadataBlocks.citation.fields[?typeName == 'title'].value</text:p>
          </table:table-cell>
          <table:table-cell table:style-name="ce2" table:formula="of:=CHAR(34)&amp;[.B2]&amp;CHAR(34)&amp;CHAR(58)&amp;CHAR(160)&amp;CHAR(91)&amp;CHAR(34)&amp;[.E2]&amp;CHAR(34)&amp;CHAR(93)" office:value-type="string" office:string-value="&quot;title&quot;: [&quot;datasetVersion.metadataBlocks.citation.fields[?typeName == 'title'].value&quot;]" calcext:value-type="string">
            <text:p>"title": ["datasetVersion.metadataBlocks.citation.fields[?typeName == 'title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subtitl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3];&quot;REPLACE_ME&quot;;[.B3])" office:value-type="string" office:string-value="datasetVersion.metadataBlocks.citation.fields[?typeName == 'subtitle'].value" calcext:value-type="string">
            <text:p>datasetVersion.metadataBlocks.citation.fields[?typeName == 'subtitle'].value</text:p>
          </table:table-cell>
          <table:table-cell table:style-name="ce4" table:formula="of:=SUBSTITUTE([.D3];&quot;REPLACE_ME&quot;;[.C3])" office:value-type="string" office:string-value="datasetVersion.metadataBlocks.citation.fields[?typeName == 'subtitle'].value" calcext:value-type="string">
            <text:p>datasetVersion.metadataBlocks.citation.fields[?typeName == 'subtitle'].value</text:p>
          </table:table-cell>
          <table:table-cell table:style-name="ce2" table:formula="of:=CHAR(34)&amp;[.B3]&amp;CHAR(34)&amp;CHAR(58)&amp;CHAR(160)&amp;CHAR(91)&amp;CHAR(34)&amp;[.E3]&amp;CHAR(34)&amp;CHAR(93)" office:value-type="string" office:string-value="&quot;subtitle&quot;: [&quot;datasetVersion.metadataBlocks.citation.fields[?typeName == 'subtitle'].value&quot;]" calcext:value-type="string">
            <text:p>"subtitle": ["datasetVersion.metadataBlocks.citation.fields[?typeName == 'subtitle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alternativeTitl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4];&quot;REPLACE_ME&quot;;[.B4])" office:value-type="string" office:string-value="datasetVersion.metadataBlocks.citation.fields[?typeName == 'alternativeTitle'].value" calcext:value-type="string">
            <text:p>datasetVersion.metadataBlocks.citation.fields[?typeName == 'alternativeTitle'].value</text:p>
          </table:table-cell>
          <table:table-cell table:style-name="ce4" table:formula="of:=SUBSTITUTE([.D4];&quot;REPLACE_ME&quot;;[.C4])" office:value-type="string" office:string-value="datasetVersion.metadataBlocks.citation.fields[?typeName == 'alternativeTitle'].value" calcext:value-type="string">
            <text:p>datasetVersion.metadataBlocks.citation.fields[?typeName == 'alternativeTitle'].value</text:p>
          </table:table-cell>
          <table:table-cell table:style-name="ce2" table:formula="of:=CHAR(34)&amp;[.B4]&amp;CHAR(34)&amp;CHAR(58)&amp;CHAR(160)&amp;CHAR(91)&amp;CHAR(34)&amp;[.E4]&amp;CHAR(34)&amp;CHAR(93)" office:value-type="string" office:string-value="&quot;alternativeTitle&quot;: [&quot;datasetVersion.metadataBlocks.citation.fields[?typeName == 'alternativeTitle'].value&quot;]" calcext:value-type="string">
            <text:p>"alternativeTitle": ["datasetVersion.metadataBlocks.citation.fields[?typeName == 'alternativeTitle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alternativeURL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5];&quot;REPLACE_ME&quot;;[.B5])" office:value-type="string" office:string-value="datasetVersion.metadataBlocks.citation.fields[?typeName == 'alternativeURL'].value" calcext:value-type="string">
            <text:p>datasetVersion.metadataBlocks.citation.fields[?typeName == 'alternativeURL'].value</text:p>
          </table:table-cell>
          <table:table-cell table:style-name="ce4" table:formula="of:=SUBSTITUTE([.D5];&quot;REPLACE_ME&quot;;[.C5])" office:value-type="string" office:string-value="datasetVersion.metadataBlocks.citation.fields[?typeName == 'alternativeURL'].value" calcext:value-type="string">
            <text:p>datasetVersion.metadataBlocks.citation.fields[?typeName == 'alternativeURL'].value</text:p>
          </table:table-cell>
          <table:table-cell table:style-name="ce2" table:formula="of:=CHAR(34)&amp;[.B5]&amp;CHAR(34)&amp;CHAR(58)&amp;CHAR(160)&amp;CHAR(91)&amp;CHAR(34)&amp;[.E5]&amp;CHAR(34)&amp;CHAR(93)" office:value-type="string" office:string-value="&quot;alternativeURL&quot;: [&quot;datasetVersion.metadataBlocks.citation.fields[?typeName == 'alternativeURL'].value&quot;]" calcext:value-type="string">
            <text:p>"alternativeURL": ["datasetVersion.metadataBlocks.citation.fields[?typeName == 'alternativeURL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otherId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7];&quot;REPLACE_ME&quot;;[.B7])" office:value-type="string" office:string-value="datasetVersion.metadataBlocks.citation.fields[?typeName == 'otherId'].value" calcext:value-type="string">
            <text:p>datasetVersion.metadataBlocks.citation.fields[?typeName == 'otherId'].value</text:p>
          </table:table-cell>
          <table:table-cell table:style-name="ce2" office:value-type="string" calcext:value-type="string">
            <text:p>datasetVersion.metadataBlocks.citation.fields[?typeName == 'otherId'].value[]</text:p>
          </table:table-cell>
          <table:table-cell table:style-name="ce2" table:formula="of:=CHAR(34)&amp;[.B7]&amp;CHAR(34)&amp;CHAR(58)&amp;CHAR(160)&amp;CHAR(91)&amp;CHAR(34)&amp;[.E7]&amp;CHAR(34)&amp;CHAR(93)" office:value-type="string" office:string-value="&quot;otherId&quot;: [&quot;datasetVersion.metadataBlocks.citation.fields[?typeName == 'otherId'].value[]&quot;]" calcext:value-type="string">
            <text:p>"otherId": ["datasetVersion.metadataBlocks.citation.fields[?typeName == 'otherId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otherIdAgency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8];&quot;REPLACE_ME&quot;;[.B8])" office:value-type="string" office:string-value="datasetVersion.metadataBlocks.citation.fields[?typeName == 'otherIdAgency'].value" calcext:value-type="string">
            <text:p>datasetVersion.metadataBlocks.citation.fields[?typeName == 'otherIdAgency'].value</text:p>
          </table:table-cell>
          <table:table-cell table:style-name="ce2" office:value-type="string" calcext:value-type="string">
            <text:p>datasetVersion.metadataBlocks.citation.fields[?typeName == 'otherId'].value[*].otherIdAgency.value[]</text:p>
          </table:table-cell>
          <table:table-cell table:style-name="ce2" table:formula="of:=CHAR(34)&amp;[.B8]&amp;CHAR(34)&amp;CHAR(58)&amp;CHAR(160)&amp;CHAR(91)&amp;CHAR(34)&amp;[.E8]&amp;CHAR(34)&amp;CHAR(93)" office:value-type="string" office:string-value="&quot;otherIdAgency&quot;: [&quot;datasetVersion.metadataBlocks.citation.fields[?typeName == 'otherId'].value[*].otherIdAgency.value[]&quot;]" calcext:value-type="string">
            <text:p>"otherIdAgency": ["datasetVersion.metadataBlocks.citation.fields[?typeName == 'otherId'].value[*].otherIdAgency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otherIdValu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9];&quot;REPLACE_ME&quot;;[.B9])" office:value-type="string" office:string-value="datasetVersion.metadataBlocks.citation.fields[?typeName == 'otherIdValue'].value" calcext:value-type="string">
            <text:p>datasetVersion.metadataBlocks.citation.fields[?typeName == 'otherIdValue'].value</text:p>
          </table:table-cell>
          <table:table-cell table:style-name="ce2" office:value-type="string" calcext:value-type="string">
            <text:p>datasetVersion.metadataBlocks.citation.fields[?typeName == 'otherId'].value[*].otherIdValue.value[]</text:p>
          </table:table-cell>
          <table:table-cell table:style-name="ce2" table:formula="of:=CHAR(34)&amp;[.B9]&amp;CHAR(34)&amp;CHAR(58)&amp;CHAR(160)&amp;CHAR(91)&amp;CHAR(34)&amp;[.E9]&amp;CHAR(34)&amp;CHAR(93)" office:value-type="string" office:string-value="&quot;otherIdValue&quot;: [&quot;datasetVersion.metadataBlocks.citation.fields[?typeName == 'otherId'].value[*].otherIdValue.value[]&quot;]" calcext:value-type="string">
            <text:p>"otherIdValue": ["datasetVersion.metadataBlocks.citation.fields[?typeName == 'otherId'].value[*].otherIdValu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11];&quot;REPLACE_ME&quot;;[.B11])" office:value-type="string" office:string-value="datasetVersion.metadataBlocks.citation.fields[?typeName == 'author'].value" calcext:value-type="string">
            <text:p>datasetVersion.metadataBlocks.citation.fields[?typeName == 'author'].value</text:p>
          </table:table-cell>
          <table:table-cell table:style-name="ce2" office:value-type="string" calcext:value-type="string">
            <text:p>datasetVersion.metadataBlocks.citation.fields[?typeName == 'author'].value[]</text:p>
          </table:table-cell>
          <table:table-cell table:style-name="ce2" table:formula="of:=CHAR(34)&amp;[.B11]&amp;CHAR(34)&amp;CHAR(58)&amp;CHAR(160)&amp;CHAR(91)&amp;CHAR(34)&amp;[.E11]&amp;CHAR(34)&amp;CHAR(93)" office:value-type="string" office:string-value="&quot;author&quot;: [&quot;datasetVersion.metadataBlocks.citation.fields[?typeName == 'author'].value[]&quot;]" calcext:value-type="string">
            <text:p>"author": ["datasetVersion.metadataBlocks.citation.fields[?typeName == 'author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authorNam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12];&quot;REPLACE_ME&quot;;[.B12])" office:value-type="string" office:string-value="datasetVersion.metadataBlocks.citation.fields[?typeName == 'authorName'].value" calcext:value-type="string">
            <text:p>datasetVersion.metadataBlocks.citation.fields[?typeName == 'authorName'].value</text:p>
          </table:table-cell>
          <table:table-cell table:style-name="ce2" office:value-type="string" calcext:value-type="string">
            <text:p>datasetVersion.metadataBlocks.citation.fields[?typeName == 'author'].value[*].authorName.value[]</text:p>
          </table:table-cell>
          <table:table-cell table:style-name="ce2" table:formula="of:=CHAR(34)&amp;[.B12]&amp;CHAR(34)&amp;CHAR(58)&amp;CHAR(160)&amp;CHAR(91)&amp;CHAR(34)&amp;[.E12]&amp;CHAR(34)&amp;CHAR(93)" office:value-type="string" office:string-value="&quot;authorName&quot;: [&quot;datasetVersion.metadataBlocks.citation.fields[?typeName == 'author'].value[*].authorName.value[]&quot;]" calcext:value-type="string">
            <text:p>"authorName": ["datasetVersion.metadataBlocks.citation.fields[?typeName == 'author'].value[*].authorNam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authorAffiliat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13];&quot;REPLACE_ME&quot;;[.B13])" office:value-type="string" office:string-value="datasetVersion.metadataBlocks.citation.fields[?typeName == 'authorAffiliation'].value" calcext:value-type="string">
            <text:p>datasetVersion.metadataBlocks.citation.fields[?typeName == 'authorAffiliation'].value</text:p>
          </table:table-cell>
          <table:table-cell table:style-name="ce2" office:value-type="string" calcext:value-type="string">
            <text:p>datasetVersion.metadataBlocks.citation.fields[?typeName == 'author'].value[*].authorAffiliation.value[]</text:p>
          </table:table-cell>
          <table:table-cell table:style-name="ce2" table:formula="of:=CHAR(34)&amp;[.B13]&amp;CHAR(34)&amp;CHAR(58)&amp;CHAR(160)&amp;CHAR(91)&amp;CHAR(34)&amp;[.E13]&amp;CHAR(34)&amp;CHAR(93)" office:value-type="string" office:string-value="&quot;authorAffiliation&quot;: [&quot;datasetVersion.metadataBlocks.citation.fields[?typeName == 'author'].value[*].authorAffiliation.value[]&quot;]" calcext:value-type="string">
            <text:p>"authorAffiliation": ["datasetVersion.metadataBlocks.citation.fields[?typeName == 'author'].value[*].authorAffiliation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authorIdentifier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14];&quot;REPLACE_ME&quot;;[.B14])" office:value-type="string" office:string-value="datasetVersion.metadataBlocks.citation.fields[?typeName == 'authorIdentifier'].value" calcext:value-type="string">
            <text:p>datasetVersion.metadataBlocks.citation.fields[?typeName == 'authorIdentifier'].value</text:p>
          </table:table-cell>
          <table:table-cell table:style-name="ce2" office:value-type="string" calcext:value-type="string">
            <text:p>datasetVersion.metadataBlocks.citation.fields[?typeName == 'author'].value[*].authorIdentifier.value[]</text:p>
          </table:table-cell>
          <table:table-cell table:style-name="ce2" table:formula="of:=CHAR(34)&amp;[.B14]&amp;CHAR(34)&amp;CHAR(58)&amp;CHAR(160)&amp;CHAR(91)&amp;CHAR(34)&amp;[.E14]&amp;CHAR(34)&amp;CHAR(93)" office:value-type="string" office:string-value="&quot;authorIdentifier&quot;: [&quot;datasetVersion.metadataBlocks.citation.fields[?typeName == 'author'].value[*].authorIdentifier.value[]&quot;]" calcext:value-type="string">
            <text:p>"authorIdentifier": ["datasetVersion.metadataBlocks.citation.fields[?typeName == 'author'].value[*].authorIdentifier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authorIdentifierSchem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15];&quot;REPLACE_ME&quot;;[.B15])" office:value-type="string" office:string-value="datasetVersion.metadataBlocks.citation.fields[?typeName == 'authorIdentifierScheme'].value" calcext:value-type="string">
            <text:p>datasetVersion.metadataBlocks.citation.fields[?typeName == 'authorIdentifierScheme'].value</text:p>
          </table:table-cell>
          <table:table-cell table:style-name="ce2" office:value-type="string" calcext:value-type="string">
            <text:p>datasetVersion.metadataBlocks.citation.fields[?typeName == 'author'].value[*].authorIdentifierScheme.value[]</text:p>
          </table:table-cell>
          <table:table-cell table:style-name="ce2" table:formula="of:=CHAR(34)&amp;[.B15]&amp;CHAR(34)&amp;CHAR(58)&amp;CHAR(160)&amp;CHAR(91)&amp;CHAR(34)&amp;[.E15]&amp;CHAR(34)&amp;CHAR(93)" office:value-type="string" office:string-value="&quot;authorIdentifierScheme&quot;: [&quot;datasetVersion.metadataBlocks.citation.fields[?typeName == 'author'].value[*].authorIdentifierScheme.value[]&quot;]" calcext:value-type="string">
            <text:p>"authorIdentifierScheme": ["datasetVersion.metadataBlocks.citation.fields[?typeName == 'author'].value[*].authorIdentifierSchem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atasetContact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17];&quot;REPLACE_ME&quot;;[.B17])" office:value-type="string" office:string-value="datasetVersion.metadataBlocks.citation.fields[?typeName == 'datasetContact'].value" calcext:value-type="string">
            <text:p>datasetVersion.metadataBlocks.citation.fields[?typeName == 'datasetContact'].value</text:p>
          </table:table-cell>
          <table:table-cell table:style-name="ce2" office:value-type="string" calcext:value-type="string">
            <text:p>datasetVersion.metadataBlocks.citation.fields[?typeName == 'datasetContact'].value[]</text:p>
          </table:table-cell>
          <table:table-cell table:style-name="ce2" table:formula="of:=CHAR(34)&amp;[.B17]&amp;CHAR(34)&amp;CHAR(58)&amp;CHAR(160)&amp;CHAR(91)&amp;CHAR(34)&amp;[.E17]&amp;CHAR(34)&amp;CHAR(93)" office:value-type="string" office:string-value="&quot;datasetContact&quot;: [&quot;datasetVersion.metadataBlocks.citation.fields[?typeName == 'datasetContact'].value[]&quot;]" calcext:value-type="string">
            <text:p>"datasetContact": ["datasetVersion.metadataBlocks.citation.fields[?typeName == 'datasetContact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atasetContactNam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18];&quot;REPLACE_ME&quot;;[.B18])" office:value-type="string" office:string-value="datasetVersion.metadataBlocks.citation.fields[?typeName == 'datasetContactName'].value" calcext:value-type="string">
            <text:p>datasetVersion.metadataBlocks.citation.fields[?typeName == 'datasetContactName'].value</text:p>
          </table:table-cell>
          <table:table-cell table:style-name="ce2" office:value-type="string" calcext:value-type="string">
            <text:p>datasetVersion.metadataBlocks.citation.fields[?typeName == 'datasetContact'].value[*].datasetContactName.value[]</text:p>
          </table:table-cell>
          <table:table-cell table:style-name="ce2" table:formula="of:=CHAR(34)&amp;[.B18]&amp;CHAR(34)&amp;CHAR(58)&amp;CHAR(160)&amp;CHAR(91)&amp;CHAR(34)&amp;[.E18]&amp;CHAR(34)&amp;CHAR(93)" office:value-type="string" office:string-value="&quot;datasetContactName&quot;: [&quot;datasetVersion.metadataBlocks.citation.fields[?typeName == 'datasetContact'].value[*].datasetContactName.value[]&quot;]" calcext:value-type="string">
            <text:p>"datasetContactName": ["datasetVersion.metadataBlocks.citation.fields[?typeName == 'datasetContact'].value[*].datasetContactNam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atasetContactAffiliat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19];&quot;REPLACE_ME&quot;;[.B19])" office:value-type="string" office:string-value="datasetVersion.metadataBlocks.citation.fields[?typeName == 'datasetContactAffiliation'].value" calcext:value-type="string">
            <text:p>datasetVersion.metadataBlocks.citation.fields[?typeName == 'datasetContactAffiliation'].value</text:p>
          </table:table-cell>
          <table:table-cell table:style-name="ce2" office:value-type="string" calcext:value-type="string">
            <text:p>datasetVersion.metadataBlocks.citation.fields[?typeName == 'datasetContact'].value[*].datasetContactAffiliation.value[]</text:p>
          </table:table-cell>
          <table:table-cell table:style-name="ce2" table:formula="of:=CHAR(34)&amp;[.B19]&amp;CHAR(34)&amp;CHAR(58)&amp;CHAR(160)&amp;CHAR(91)&amp;CHAR(34)&amp;[.E19]&amp;CHAR(34)&amp;CHAR(93)" office:value-type="string" office:string-value="&quot;datasetContactAffiliation&quot;: [&quot;datasetVersion.metadataBlocks.citation.fields[?typeName == 'datasetContact'].value[*].datasetContactAffiliation.value[]&quot;]" calcext:value-type="string">
            <text:p>"datasetContactAffiliation": ["datasetVersion.metadataBlocks.citation.fields[?typeName == 'datasetContact'].value[*].datasetContactAffiliation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atasetContactEmail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20];&quot;REPLACE_ME&quot;;[.B20])" office:value-type="string" office:string-value="datasetVersion.metadataBlocks.citation.fields[?typeName == 'datasetContactEmail'].value" calcext:value-type="string">
            <text:p>datasetVersion.metadataBlocks.citation.fields[?typeName == 'datasetContactEmail'].value</text:p>
          </table:table-cell>
          <table:table-cell table:style-name="ce2" office:value-type="string" calcext:value-type="string">
            <text:p>datasetVersion.metadataBlocks.citation.fields[?typeName == 'datasetContact'].value[*].datasetContactEmail.value[]</text:p>
          </table:table-cell>
          <table:table-cell table:style-name="ce2" table:formula="of:=CHAR(34)&amp;[.B20]&amp;CHAR(34)&amp;CHAR(58)&amp;CHAR(160)&amp;CHAR(91)&amp;CHAR(34)&amp;[.E20]&amp;CHAR(34)&amp;CHAR(93)" office:value-type="string" office:string-value="&quot;datasetContactEmail&quot;: [&quot;datasetVersion.metadataBlocks.citation.fields[?typeName == 'datasetContact'].value[*].datasetContactEmail.value[]&quot;]" calcext:value-type="string">
            <text:p>"datasetContactEmail": ["datasetVersion.metadataBlocks.citation.fields[?typeName == 'datasetContact'].value[*].datasetContactEmail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sDescript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22];&quot;REPLACE_ME&quot;;[.B22])" office:value-type="string" office:string-value="datasetVersion.metadataBlocks.citation.fields[?typeName == 'dsDescription'].value" calcext:value-type="string">
            <text:p>datasetVersion.metadataBlocks.citation.fields[?typeName == 'dsDescription'].value</text:p>
          </table:table-cell>
          <table:table-cell table:style-name="ce2" office:value-type="string" calcext:value-type="string">
            <text:p>datasetVersion.metadataBlocks.citation.fields[?typeName == 'dsDescription'].value[]</text:p>
          </table:table-cell>
          <table:table-cell table:style-name="ce2" table:formula="of:=CHAR(34)&amp;[.B22]&amp;CHAR(34)&amp;CHAR(58)&amp;CHAR(160)&amp;CHAR(91)&amp;CHAR(34)&amp;[.E22]&amp;CHAR(34)&amp;CHAR(93)" office:value-type="string" office:string-value="&quot;dsDescription&quot;: [&quot;datasetVersion.metadataBlocks.citation.fields[?typeName == 'dsDescription'].value[]&quot;]" calcext:value-type="string">
            <text:p>"dsDescription": ["datasetVersion.metadataBlocks.citation.fields[?typeName == 'dsDescription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sDescriptionValu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23];&quot;REPLACE_ME&quot;;[.B23])" office:value-type="string" office:string-value="datasetVersion.metadataBlocks.citation.fields[?typeName == 'dsDescriptionValue'].value" calcext:value-type="string">
            <text:p>datasetVersion.metadataBlocks.citation.fields[?typeName == 'dsDescriptionValue'].value</text:p>
          </table:table-cell>
          <table:table-cell table:style-name="ce2" office:value-type="string" calcext:value-type="string">
            <text:p>datasetVersion.metadataBlocks.citation.fields[?typeName == 'dsDescription'].value[*].dsDescriptionValue.value[]</text:p>
          </table:table-cell>
          <table:table-cell table:style-name="ce2" table:formula="of:=CHAR(34)&amp;[.B23]&amp;CHAR(34)&amp;CHAR(58)&amp;CHAR(160)&amp;CHAR(91)&amp;CHAR(34)&amp;[.E23]&amp;CHAR(34)&amp;CHAR(93)" office:value-type="string" office:string-value="&quot;dsDescriptionValue&quot;: [&quot;datasetVersion.metadataBlocks.citation.fields[?typeName == 'dsDescription'].value[*].dsDescriptionValue.value[]&quot;]" calcext:value-type="string">
            <text:p>"dsDescriptionValue": ["datasetVersion.metadataBlocks.citation.fields[?typeName == 'dsDescription'].value[*].dsDescriptionValu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sDescriptionDat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24];&quot;REPLACE_ME&quot;;[.B24])" office:value-type="string" office:string-value="datasetVersion.metadataBlocks.citation.fields[?typeName == 'dsDescriptionDate'].value" calcext:value-type="string">
            <text:p>datasetVersion.metadataBlocks.citation.fields[?typeName == 'dsDescriptionDate'].value</text:p>
          </table:table-cell>
          <table:table-cell table:style-name="ce2" office:value-type="string" calcext:value-type="string">
            <text:p>datasetVersion.metadataBlocks.citation.fields[?typeName == 'dsDescription'].value[*].dsDescriptionDate.value[]</text:p>
          </table:table-cell>
          <table:table-cell table:style-name="ce2" table:formula="of:=CHAR(34)&amp;[.B24]&amp;CHAR(34)&amp;CHAR(58)&amp;CHAR(160)&amp;CHAR(91)&amp;CHAR(34)&amp;[.E24]&amp;CHAR(34)&amp;CHAR(93)" office:value-type="string" office:string-value="&quot;dsDescriptionDate&quot;: [&quot;datasetVersion.metadataBlocks.citation.fields[?typeName == 'dsDescription'].value[*].dsDescriptionDate.value[]&quot;]" calcext:value-type="string">
            <text:p>"dsDescriptionDate": ["datasetVersion.metadataBlocks.citation.fields[?typeName == 'dsDescription'].value[*].dsDescriptionDat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26];&quot;REPLACE_ME&quot;;[.B26])" office:value-type="string" office:string-value="datasetVersion.metadataBlocks.citation.fields[?typeName == 'subject'].value" calcext:value-type="string">
            <text:p>datasetVersion.metadataBlocks.citation.fields[?typeName == 'subject'].value</text:p>
          </table:table-cell>
          <table:table-cell table:style-name="ce2" office:value-type="string" calcext:value-type="string">
            <text:p>datasetVersion.metadataBlocks.citation.fields[?typeName == 'subject'].value[]</text:p>
          </table:table-cell>
          <table:table-cell table:style-name="ce2" table:formula="of:=CHAR(34)&amp;[.B26]&amp;CHAR(34)&amp;CHAR(58)&amp;CHAR(160)&amp;CHAR(91)&amp;CHAR(34)&amp;[.E26]&amp;CHAR(34)&amp;CHAR(93)" office:value-type="string" office:string-value="&quot;subject&quot;: [&quot;datasetVersion.metadataBlocks.citation.fields[?typeName == 'subject'].value[]&quot;]" calcext:value-type="string">
            <text:p>"subject": ["datasetVersion.metadataBlocks.citation.fields[?typeName == 'subject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28];&quot;REPLACE_ME&quot;;[.B28])" office:value-type="string" office:string-value="datasetVersion.metadataBlocks.citation.fields[?typeName == 'keyword'].value" calcext:value-type="string">
            <text:p>datasetVersion.metadataBlocks.citation.fields[?typeName == 'keyword'].value</text:p>
          </table:table-cell>
          <table:table-cell table:style-name="ce2" office:value-type="string" calcext:value-type="string">
            <text:p>datasetVersion.metadataBlocks.citation.fields[?typeName == 'keyword'].value[]</text:p>
          </table:table-cell>
          <table:table-cell table:style-name="ce2" table:formula="of:=CHAR(34)&amp;[.B28]&amp;CHAR(34)&amp;CHAR(58)&amp;CHAR(160)&amp;CHAR(91)&amp;CHAR(34)&amp;[.E28]&amp;CHAR(34)&amp;CHAR(93)" office:value-type="string" office:string-value="&quot;keyword&quot;: [&quot;datasetVersion.metadataBlocks.citation.fields[?typeName == 'keyword'].value[]&quot;]" calcext:value-type="string">
            <text:p>"keyword": ["datasetVersion.metadataBlocks.citation.fields[?typeName == 'keyword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keywordValu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29];&quot;REPLACE_ME&quot;;[.B29])" office:value-type="string" office:string-value="datasetVersion.metadataBlocks.citation.fields[?typeName == 'keywordValue'].value" calcext:value-type="string">
            <text:p>datasetVersion.metadataBlocks.citation.fields[?typeName == 'keywordValue'].value</text:p>
          </table:table-cell>
          <table:table-cell table:number-columns-repeated="2" table:style-name="ce2" office:value-type="string" calcext:value-type="string">
            <text:p>datasetVersion.metadataBlocks.citation.fields[?typeName == 'keyword'].value[*].keywordValue.value[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keywordVocabulary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30];&quot;REPLACE_ME&quot;;[.B30])" office:value-type="string" office:string-value="datasetVersion.metadataBlocks.citation.fields[?typeName == 'keywordVocabulary'].value" calcext:value-type="string">
            <text:p>datasetVersion.metadataBlocks.citation.fields[?typeName == 'keywordVocabulary'].value</text:p>
          </table:table-cell>
          <table:table-cell table:style-name="ce2" office:value-type="string" calcext:value-type="string">
            <text:p>datasetVersion.metadataBlocks.citation.fields[?typeName == 'keyword'].value[*].keywordVocabulary.value[]</text:p>
          </table:table-cell>
          <table:table-cell table:style-name="ce2" table:formula="of:=CHAR(34)&amp;[.B30]&amp;CHAR(34)&amp;CHAR(58)&amp;CHAR(160)&amp;CHAR(91)&amp;CHAR(34)&amp;[.E30]&amp;CHAR(34)&amp;CHAR(93)" office:value-type="string" office:string-value="&quot;keywordVocabulary&quot;: [&quot;datasetVersion.metadataBlocks.citation.fields[?typeName == 'keyword'].value[*].keywordVocabulary.value[]&quot;]" calcext:value-type="string">
            <text:p>"keywordVocabulary": ["datasetVersion.metadataBlocks.citation.fields[?typeName == 'keyword'].value[*].keywordVocabulary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keywordVocabularyURI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31];&quot;REPLACE_ME&quot;;[.B31])" office:value-type="string" office:string-value="datasetVersion.metadataBlocks.citation.fields[?typeName == 'keywordVocabularyURI'].value" calcext:value-type="string">
            <text:p>datasetVersion.metadataBlocks.citation.fields[?typeName == 'keywordVocabularyURI'].value</text:p>
          </table:table-cell>
          <table:table-cell table:style-name="ce2" office:value-type="string" calcext:value-type="string">
            <text:p>datasetVersion.metadataBlocks.citation.fields[?typeName == 'keyword'].value[*].keywordVocabularyURI.value[]</text:p>
          </table:table-cell>
          <table:table-cell table:style-name="ce2" table:formula="of:=CHAR(34)&amp;[.B31]&amp;CHAR(34)&amp;CHAR(58)&amp;CHAR(160)&amp;CHAR(91)&amp;CHAR(34)&amp;[.E31]&amp;CHAR(34)&amp;CHAR(93)" office:value-type="string" office:string-value="&quot;keywordVocabularyURI&quot;: [&quot;datasetVersion.metadataBlocks.citation.fields[?typeName == 'keyword'].value[*].keywordVocabularyURI.value[]&quot;]" calcext:value-type="string">
            <text:p>"keywordVocabularyURI": ["datasetVersion.metadataBlocks.citation.fields[?typeName == 'keyword'].value[*].keywordVocabularyURI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topicClassificat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33];&quot;REPLACE_ME&quot;;[.B33])" office:value-type="string" office:string-value="datasetVersion.metadataBlocks.citation.fields[?typeName == 'topicClassification'].value" calcext:value-type="string">
            <text:p>datasetVersion.metadataBlocks.citation.fields[?typeName == 'topicClassification'].value</text:p>
          </table:table-cell>
          <table:table-cell table:style-name="ce2" office:value-type="string" calcext:value-type="string">
            <text:p>datasetVersion.metadataBlocks.citation.fields[?typeName == 'topicClassification'].value[]</text:p>
          </table:table-cell>
          <table:table-cell table:style-name="ce2" table:formula="of:=CHAR(34)&amp;[.B33]&amp;CHAR(34)&amp;CHAR(58)&amp;CHAR(160)&amp;CHAR(91)&amp;CHAR(34)&amp;[.E33]&amp;CHAR(34)&amp;CHAR(93)" office:value-type="string" office:string-value="&quot;topicClassification&quot;: [&quot;datasetVersion.metadataBlocks.citation.fields[?typeName == 'topicClassification'].value[]&quot;]" calcext:value-type="string">
            <text:p>"topicClassification": ["datasetVersion.metadataBlocks.citation.fields[?typeName == 'topicClassification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topicClassValu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34];&quot;REPLACE_ME&quot;;[.B34])" office:value-type="string" office:string-value="datasetVersion.metadataBlocks.citation.fields[?typeName == 'topicClassValue'].value" calcext:value-type="string">
            <text:p>datasetVersion.metadataBlocks.citation.fields[?typeName == 'topicClassValue'].value</text:p>
          </table:table-cell>
          <table:table-cell table:style-name="ce2" office:value-type="string" calcext:value-type="string">
            <text:p>datasetVersion.metadataBlocks.citation.fields[?typeName == 'topicClassification'].value[*].topicClassValue.value[]</text:p>
          </table:table-cell>
          <table:table-cell table:style-name="ce2" table:formula="of:=CHAR(34)&amp;[.B34]&amp;CHAR(34)&amp;CHAR(58)&amp;CHAR(160)&amp;CHAR(91)&amp;CHAR(34)&amp;[.E34]&amp;CHAR(34)&amp;CHAR(93)" office:value-type="string" office:string-value="&quot;topicClassValue&quot;: [&quot;datasetVersion.metadataBlocks.citation.fields[?typeName == 'topicClassification'].value[*].topicClassValue.value[]&quot;]" calcext:value-type="string">
            <text:p>"topicClassValue": ["datasetVersion.metadataBlocks.citation.fields[?typeName == 'topicClassification'].value[*].topicClassValu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topicClassVocab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35];&quot;REPLACE_ME&quot;;[.B35])" office:value-type="string" office:string-value="datasetVersion.metadataBlocks.citation.fields[?typeName == 'topicClassVocab'].value" calcext:value-type="string">
            <text:p>datasetVersion.metadataBlocks.citation.fields[?typeName == 'topicClassVocab'].value</text:p>
          </table:table-cell>
          <table:table-cell table:style-name="ce2" office:value-type="string" calcext:value-type="string">
            <text:p>datasetVersion.metadataBlocks.citation.fields[?typeName == 'topicClassification'].value[*].topicClassVocab.value[]</text:p>
          </table:table-cell>
          <table:table-cell table:style-name="ce2" table:formula="of:=CHAR(34)&amp;[.B35]&amp;CHAR(34)&amp;CHAR(58)&amp;CHAR(160)&amp;CHAR(91)&amp;CHAR(34)&amp;[.E35]&amp;CHAR(34)&amp;CHAR(93)" office:value-type="string" office:string-value="&quot;topicClassVocab&quot;: [&quot;datasetVersion.metadataBlocks.citation.fields[?typeName == 'topicClassification'].value[*].topicClassVocab.value[]&quot;]" calcext:value-type="string">
            <text:p>"topicClassVocab": ["datasetVersion.metadataBlocks.citation.fields[?typeName == 'topicClassification'].value[*].topicClassVocab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topicClassVocabURI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36];&quot;REPLACE_ME&quot;;[.B36])" office:value-type="string" office:string-value="datasetVersion.metadataBlocks.citation.fields[?typeName == 'topicClassVocabURI'].value" calcext:value-type="string">
            <text:p>datasetVersion.metadataBlocks.citation.fields[?typeName == 'topicClassVocabURI'].value</text:p>
          </table:table-cell>
          <table:table-cell table:style-name="ce2" office:value-type="string" calcext:value-type="string">
            <text:p>datasetVersion.metadataBlocks.citation.fields[?typeName == 'topicClassification'].value[*].topicClassVocabURI.value[]</text:p>
          </table:table-cell>
          <table:table-cell table:style-name="ce2" table:formula="of:=CHAR(34)&amp;[.B36]&amp;CHAR(34)&amp;CHAR(58)&amp;CHAR(160)&amp;CHAR(91)&amp;CHAR(34)&amp;[.E36]&amp;CHAR(34)&amp;CHAR(93)" office:value-type="string" office:string-value="&quot;topicClassVocabURI&quot;: [&quot;datasetVersion.metadataBlocks.citation.fields[?typeName == 'topicClassification'].value[*].topicClassVocabURI.value[]&quot;]" calcext:value-type="string">
            <text:p>"topicClassVocabURI": ["datasetVersion.metadataBlocks.citation.fields[?typeName == 'topicClassification'].value[*].topicClassVocabURI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38];&quot;REPLACE_ME&quot;;[.B38])" office:value-type="string" office:string-value="datasetVersion.metadataBlocks.citation.fields[?typeName == 'publication'].value" calcext:value-type="string">
            <text:p>datasetVersion.metadataBlocks.citation.fields[?typeName == 'publication'].value</text:p>
          </table:table-cell>
          <table:table-cell table:style-name="ce2" office:value-type="string" calcext:value-type="string">
            <text:p>datasetVersion.metadataBlocks.citation.fields[?typeName == 'publication'].value[]</text:p>
          </table:table-cell>
          <table:table-cell table:style-name="ce2" table:formula="of:=CHAR(34)&amp;[.B38]&amp;CHAR(34)&amp;CHAR(58)&amp;CHAR(160)&amp;CHAR(91)&amp;CHAR(34)&amp;[.E38]&amp;CHAR(34)&amp;CHAR(93)" office:value-type="string" office:string-value="&quot;publication&quot;: [&quot;datasetVersion.metadataBlocks.citation.fields[?typeName == 'publication'].value[]&quot;]" calcext:value-type="string">
            <text:p>"publication": ["datasetVersion.metadataBlocks.citation.fields[?typeName == 'publication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ublicationCitat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39];&quot;REPLACE_ME&quot;;[.B39])" office:value-type="string" office:string-value="datasetVersion.metadataBlocks.citation.fields[?typeName == 'publicationCitation'].value" calcext:value-type="string">
            <text:p>datasetVersion.metadataBlocks.citation.fields[?typeName == 'publicationCitation'].value</text:p>
          </table:table-cell>
          <table:table-cell table:style-name="ce2" office:value-type="string" calcext:value-type="string">
            <text:p>datasetVersion.metadataBlocks.citation.fields[?typeName == 'publication'].value[*].publicationCitation.value[]</text:p>
          </table:table-cell>
          <table:table-cell table:style-name="ce2" table:formula="of:=CHAR(34)&amp;[.B39]&amp;CHAR(34)&amp;CHAR(58)&amp;CHAR(160)&amp;CHAR(91)&amp;CHAR(34)&amp;[.E39]&amp;CHAR(34)&amp;CHAR(93)" office:value-type="string" office:string-value="&quot;publicationCitation&quot;: [&quot;datasetVersion.metadataBlocks.citation.fields[?typeName == 'publication'].value[*].publicationCitation.value[]&quot;]" calcext:value-type="string">
            <text:p>"publicationCitation": ["datasetVersion.metadataBlocks.citation.fields[?typeName == 'publication'].value[*].publicationCitation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ublicationIDTyp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40];&quot;REPLACE_ME&quot;;[.B40])" office:value-type="string" office:string-value="datasetVersion.metadataBlocks.citation.fields[?typeName == 'publicationIDType'].value" calcext:value-type="string">
            <text:p>datasetVersion.metadataBlocks.citation.fields[?typeName == 'publicationIDType'].value</text:p>
          </table:table-cell>
          <table:table-cell table:style-name="ce2" office:value-type="string" calcext:value-type="string">
            <text:p>datasetVersion.metadataBlocks.citation.fields[?typeName == 'publication'].value[*].publicationIDType.value[]</text:p>
          </table:table-cell>
          <table:table-cell table:style-name="ce2" table:formula="of:=CHAR(34)&amp;[.B40]&amp;CHAR(34)&amp;CHAR(58)&amp;CHAR(160)&amp;CHAR(91)&amp;CHAR(34)&amp;[.E40]&amp;CHAR(34)&amp;CHAR(93)" office:value-type="string" office:string-value="&quot;publicationIDType&quot;: [&quot;datasetVersion.metadataBlocks.citation.fields[?typeName == 'publication'].value[*].publicationIDType.value[]&quot;]" calcext:value-type="string">
            <text:p>"publicationIDType": ["datasetVersion.metadataBlocks.citation.fields[?typeName == 'publication'].value[*].publicationIDTyp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ublicationIDNumber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41];&quot;REPLACE_ME&quot;;[.B41])" office:value-type="string" office:string-value="datasetVersion.metadataBlocks.citation.fields[?typeName == 'publicationIDNumber'].value" calcext:value-type="string">
            <text:p>datasetVersion.metadataBlocks.citation.fields[?typeName == 'publicationIDNumber'].value</text:p>
          </table:table-cell>
          <table:table-cell table:style-name="ce2" office:value-type="string" calcext:value-type="string">
            <text:p>datasetVersion.metadataBlocks.citation.fields[?typeName == 'publication'].value[*].publicationIDNumber.value[]</text:p>
          </table:table-cell>
          <table:table-cell table:style-name="ce2" table:formula="of:=CHAR(34)&amp;[.B41]&amp;CHAR(34)&amp;CHAR(58)&amp;CHAR(160)&amp;CHAR(91)&amp;CHAR(34)&amp;[.E41]&amp;CHAR(34)&amp;CHAR(93)" office:value-type="string" office:string-value="&quot;publicationIDNumber&quot;: [&quot;datasetVersion.metadataBlocks.citation.fields[?typeName == 'publication'].value[*].publicationIDNumber.value[]&quot;]" calcext:value-type="string">
            <text:p>"publicationIDNumber": ["datasetVersion.metadataBlocks.citation.fields[?typeName == 'publication'].value[*].publicationIDNumber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ublicationURL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42];&quot;REPLACE_ME&quot;;[.B42])" office:value-type="string" office:string-value="datasetVersion.metadataBlocks.citation.fields[?typeName == 'publicationURL'].value" calcext:value-type="string">
            <text:p>datasetVersion.metadataBlocks.citation.fields[?typeName == 'publicationURL'].value</text:p>
          </table:table-cell>
          <table:table-cell table:style-name="ce2" office:value-type="string" calcext:value-type="string">
            <text:p>datasetVersion.metadataBlocks.citation.fields[?typeName == 'publication'].value[*].publicationURL.value[]</text:p>
          </table:table-cell>
          <table:table-cell table:style-name="ce2" table:formula="of:=CHAR(34)&amp;[.B42]&amp;CHAR(34)&amp;CHAR(58)&amp;CHAR(160)&amp;CHAR(91)&amp;CHAR(34)&amp;[.E42]&amp;CHAR(34)&amp;CHAR(93)" office:value-type="string" office:string-value="&quot;publicationURL&quot;: [&quot;datasetVersion.metadataBlocks.citation.fields[?typeName == 'publication'].value[*].publicationURL.value[]&quot;]" calcext:value-type="string">
            <text:p>"publicationURL": ["datasetVersion.metadataBlocks.citation.fields[?typeName == 'publication'].value[*].publicationURL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notesText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44];&quot;REPLACE_ME&quot;;[.B44])" office:value-type="string" office:string-value="datasetVersion.metadataBlocks.citation.fields[?typeName == 'notesText'].value" calcext:value-type="string">
            <text:p>datasetVersion.metadataBlocks.citation.fields[?typeName == 'notesText'].value</text:p>
          </table:table-cell>
          <table:table-cell table:style-name="ce2" office:value-type="string" calcext:value-type="string">
            <text:p>datasetVersion.metadataBlocks.citation.fields[?typeName == 'notesText'].value</text:p>
          </table:table-cell>
          <table:table-cell table:style-name="ce2" table:formula="of:=CHAR(34)&amp;[.B44]&amp;CHAR(34)&amp;CHAR(58)&amp;CHAR(160)&amp;CHAR(91)&amp;CHAR(34)&amp;[.E44]&amp;CHAR(34)&amp;CHAR(93)" office:value-type="string" office:string-value="&quot;notesText&quot;: [&quot;datasetVersion.metadataBlocks.citation.fields[?typeName == 'notesText'].value&quot;]" calcext:value-type="string">
            <text:p>"notesText": ["datasetVersion.metadataBlocks.citation.fields[?typeName == 'notesText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45];&quot;REPLACE_ME&quot;;[.B45])" office:value-type="string" office:string-value="datasetVersion.metadataBlocks.citation.fields[?typeName == 'language'].value" calcext:value-type="string">
            <text:p>datasetVersion.metadataBlocks.citation.fields[?typeName == 'language'].value</text:p>
          </table:table-cell>
          <table:table-cell table:style-name="ce2" office:value-type="string" calcext:value-type="string">
            <text:p>datasetVersion.metadataBlocks.citation.fields[?typeName == 'language'].value[]</text:p>
          </table:table-cell>
          <table:table-cell table:style-name="ce2" table:formula="of:=CHAR(34)&amp;[.B45]&amp;CHAR(34)&amp;CHAR(58)&amp;CHAR(160)&amp;CHAR(91)&amp;CHAR(34)&amp;[.E45]&amp;CHAR(34)&amp;CHAR(93)" office:value-type="string" office:string-value="&quot;language&quot;: [&quot;datasetVersion.metadataBlocks.citation.fields[?typeName == 'language'].value[]&quot;]" calcext:value-type="string">
            <text:p>"language": ["datasetVersion.metadataBlocks.citation.fields[?typeName == 'language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roducer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47];&quot;REPLACE_ME&quot;;[.B47])" office:value-type="string" office:string-value="datasetVersion.metadataBlocks.citation.fields[?typeName == 'producer'].value" calcext:value-type="string">
            <text:p>datasetVersion.metadataBlocks.citation.fields[?typeName == 'producer'].value</text:p>
          </table:table-cell>
          <table:table-cell table:style-name="ce2" office:value-type="string" calcext:value-type="string">
            <text:p>datasetVersion.metadataBlocks.citation.fields[?typeName == 'producer'].value[]</text:p>
          </table:table-cell>
          <table:table-cell table:style-name="ce2" table:formula="of:=CHAR(34)&amp;[.B47]&amp;CHAR(34)&amp;CHAR(58)&amp;CHAR(160)&amp;CHAR(91)&amp;CHAR(34)&amp;[.E47]&amp;CHAR(34)&amp;CHAR(93)" office:value-type="string" office:string-value="&quot;producer&quot;: [&quot;datasetVersion.metadataBlocks.citation.fields[?typeName == 'producer'].value[]&quot;]" calcext:value-type="string">
            <text:p>"producer": ["datasetVersion.metadataBlocks.citation.fields[?typeName == 'producer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roducerNam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48];&quot;REPLACE_ME&quot;;[.B48])" office:value-type="string" office:string-value="datasetVersion.metadataBlocks.citation.fields[?typeName == 'producerName'].value" calcext:value-type="string">
            <text:p>datasetVersion.metadataBlocks.citation.fields[?typeName == 'producerName'].value</text:p>
          </table:table-cell>
          <table:table-cell table:style-name="ce2" office:value-type="string" calcext:value-type="string">
            <text:p>datasetVersion.metadataBlocks.citation.fields[?typeName == 'producer'].value[*].producerName.value[]</text:p>
          </table:table-cell>
          <table:table-cell table:style-name="ce2" table:formula="of:=CHAR(34)&amp;[.B48]&amp;CHAR(34)&amp;CHAR(58)&amp;CHAR(160)&amp;CHAR(91)&amp;CHAR(34)&amp;[.E48]&amp;CHAR(34)&amp;CHAR(93)" office:value-type="string" office:string-value="&quot;producerName&quot;: [&quot;datasetVersion.metadataBlocks.citation.fields[?typeName == 'producer'].value[*].producerName.value[]&quot;]" calcext:value-type="string">
            <text:p>"producerName": ["datasetVersion.metadataBlocks.citation.fields[?typeName == 'producer'].value[*].producerNam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roducerAffiliat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49];&quot;REPLACE_ME&quot;;[.B49])" office:value-type="string" office:string-value="datasetVersion.metadataBlocks.citation.fields[?typeName == 'producerAffiliation'].value" calcext:value-type="string">
            <text:p>datasetVersion.metadataBlocks.citation.fields[?typeName == 'producerAffiliation'].value</text:p>
          </table:table-cell>
          <table:table-cell table:style-name="ce2" office:value-type="string" calcext:value-type="string">
            <text:p>datasetVersion.metadataBlocks.citation.fields[?typeName == 'producer'].value[*].producerAffiliation.value[]</text:p>
          </table:table-cell>
          <table:table-cell table:style-name="ce2" table:formula="of:=CHAR(34)&amp;[.B49]&amp;CHAR(34)&amp;CHAR(58)&amp;CHAR(160)&amp;CHAR(91)&amp;CHAR(34)&amp;[.E49]&amp;CHAR(34)&amp;CHAR(93)" office:value-type="string" office:string-value="&quot;producerAffiliation&quot;: [&quot;datasetVersion.metadataBlocks.citation.fields[?typeName == 'producer'].value[*].producerAffiliation.value[]&quot;]" calcext:value-type="string">
            <text:p>"producerAffiliation": ["datasetVersion.metadataBlocks.citation.fields[?typeName == 'producer'].value[*].producerAffiliation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roducerAbbreviat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50];&quot;REPLACE_ME&quot;;[.B50])" office:value-type="string" office:string-value="datasetVersion.metadataBlocks.citation.fields[?typeName == 'producerAbbreviation'].value" calcext:value-type="string">
            <text:p>datasetVersion.metadataBlocks.citation.fields[?typeName == 'producerAbbreviation'].value</text:p>
          </table:table-cell>
          <table:table-cell table:style-name="ce2" office:value-type="string" calcext:value-type="string">
            <text:p>datasetVersion.metadataBlocks.citation.fields[?typeName == 'producer'].value[*].producerAbbreviation.value[]</text:p>
          </table:table-cell>
          <table:table-cell table:style-name="ce2" table:formula="of:=CHAR(34)&amp;[.B50]&amp;CHAR(34)&amp;CHAR(58)&amp;CHAR(160)&amp;CHAR(91)&amp;CHAR(34)&amp;[.E50]&amp;CHAR(34)&amp;CHAR(93)" office:value-type="string" office:string-value="&quot;producerAbbreviation&quot;: [&quot;datasetVersion.metadataBlocks.citation.fields[?typeName == 'producer'].value[*].producerAbbreviation.value[]&quot;]" calcext:value-type="string">
            <text:p>"producerAbbreviation": ["datasetVersion.metadataBlocks.citation.fields[?typeName == 'producer'].value[*].producerAbbreviation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roducerURL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51];&quot;REPLACE_ME&quot;;[.B51])" office:value-type="string" office:string-value="datasetVersion.metadataBlocks.citation.fields[?typeName == 'producerURL'].value" calcext:value-type="string">
            <text:p>datasetVersion.metadataBlocks.citation.fields[?typeName == 'producerURL'].value</text:p>
          </table:table-cell>
          <table:table-cell table:style-name="ce2" office:value-type="string" calcext:value-type="string">
            <text:p>datasetVersion.metadataBlocks.citation.fields[?typeName == 'producer'].value[*].producerURL.value[]</text:p>
          </table:table-cell>
          <table:table-cell table:style-name="ce2" table:formula="of:=CHAR(34)&amp;[.B51]&amp;CHAR(34)&amp;CHAR(58)&amp;CHAR(160)&amp;CHAR(91)&amp;CHAR(34)&amp;[.E51]&amp;CHAR(34)&amp;CHAR(93)" office:value-type="string" office:string-value="&quot;producerURL&quot;: [&quot;datasetVersion.metadataBlocks.citation.fields[?typeName == 'producer'].value[*].producerURL.value[]&quot;]" calcext:value-type="string">
            <text:p>"producerURL": ["datasetVersion.metadataBlocks.citation.fields[?typeName == 'producer'].value[*].producerURL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roducerLogoURL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52];&quot;REPLACE_ME&quot;;[.B52])" office:value-type="string" office:string-value="datasetVersion.metadataBlocks.citation.fields[?typeName == 'producerLogoURL'].value" calcext:value-type="string">
            <text:p>datasetVersion.metadataBlocks.citation.fields[?typeName == 'producerLogoURL'].value</text:p>
          </table:table-cell>
          <table:table-cell table:style-name="ce2" office:value-type="string" calcext:value-type="string">
            <text:p>datasetVersion.metadataBlocks.citation.fields[?typeName == 'producer'].value[*].producerLogoURL.value[]</text:p>
          </table:table-cell>
          <table:table-cell table:style-name="ce2" table:formula="of:=CHAR(34)&amp;[.B52]&amp;CHAR(34)&amp;CHAR(58)&amp;CHAR(160)&amp;CHAR(91)&amp;CHAR(34)&amp;[.E52]&amp;CHAR(34)&amp;CHAR(93)" office:value-type="string" office:string-value="&quot;producerLogoURL&quot;: [&quot;datasetVersion.metadataBlocks.citation.fields[?typeName == 'producer'].value[*].producerLogoURL.value[]&quot;]" calcext:value-type="string">
            <text:p>"producerLogoURL": ["datasetVersion.metadataBlocks.citation.fields[?typeName == 'producer'].value[*].producerLogoURL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roductionDat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54];&quot;REPLACE_ME&quot;;[.B54])" office:value-type="string" office:string-value="datasetVersion.metadataBlocks.citation.fields[?typeName == 'productionDate'].value" calcext:value-type="string">
            <text:p>datasetVersion.metadataBlocks.citation.fields[?typeName == 'productionDate'].value</text:p>
          </table:table-cell>
          <table:table-cell table:style-name="ce2" office:value-type="string" calcext:value-type="string">
            <text:p>datasetVersion.metadataBlocks.citation.fields[?typeName == 'productionDate'].value</text:p>
          </table:table-cell>
          <table:table-cell table:style-name="ce2" table:formula="of:=CHAR(34)&amp;[.B54]&amp;CHAR(34)&amp;CHAR(58)&amp;CHAR(160)&amp;CHAR(91)&amp;CHAR(34)&amp;[.E54]&amp;CHAR(34)&amp;CHAR(93)" office:value-type="string" office:string-value="&quot;productionDate&quot;: [&quot;datasetVersion.metadataBlocks.citation.fields[?typeName == 'productionDate'].value&quot;]" calcext:value-type="string">
            <text:p>"productionDate": ["datasetVersion.metadataBlocks.citation.fields[?typeName == 'productionDate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productionPlac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55];&quot;REPLACE_ME&quot;;[.B55])" office:value-type="string" office:string-value="datasetVersion.metadataBlocks.citation.fields[?typeName == 'productionPlace'].value" calcext:value-type="string">
            <text:p>datasetVersion.metadataBlocks.citation.fields[?typeName == 'productionPlace'].value</text:p>
          </table:table-cell>
          <table:table-cell table:style-name="ce2" office:value-type="string" calcext:value-type="string">
            <text:p>datasetVersion.metadataBlocks.citation.fields[?typeName == 'productionPlace'].value</text:p>
          </table:table-cell>
          <table:table-cell table:style-name="ce2" table:formula="of:=CHAR(34)&amp;[.B55]&amp;CHAR(34)&amp;CHAR(58)&amp;CHAR(160)&amp;CHAR(91)&amp;CHAR(34)&amp;[.E55]&amp;CHAR(34)&amp;CHAR(93)" office:value-type="string" office:string-value="&quot;productionPlace&quot;: [&quot;datasetVersion.metadataBlocks.citation.fields[?typeName == 'productionPlace'].value&quot;]" calcext:value-type="string">
            <text:p>"productionPlace": ["datasetVersion.metadataBlocks.citation.fields[?typeName == 'productionPlace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contributor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57];&quot;REPLACE_ME&quot;;[.B57])" office:value-type="string" office:string-value="datasetVersion.metadataBlocks.citation.fields[?typeName == 'contributor'].value" calcext:value-type="string">
            <text:p>datasetVersion.metadataBlocks.citation.fields[?typeName == 'contributor'].value</text:p>
          </table:table-cell>
          <table:table-cell table:style-name="ce2" office:value-type="string" calcext:value-type="string">
            <text:p>datasetVersion.metadataBlocks.citation.fields[?typeName == 'contributor'].value[]</text:p>
          </table:table-cell>
          <table:table-cell table:style-name="ce2" table:formula="of:=CHAR(34)&amp;[.B57]&amp;CHAR(34)&amp;CHAR(58)&amp;CHAR(160)&amp;CHAR(91)&amp;CHAR(34)&amp;[.E57]&amp;CHAR(34)&amp;CHAR(93)" office:value-type="string" office:string-value="&quot;contributor&quot;: [&quot;datasetVersion.metadataBlocks.citation.fields[?typeName == 'contributor'].value[]&quot;]" calcext:value-type="string">
            <text:p>"contributor": ["datasetVersion.metadataBlocks.citation.fields[?typeName == 'contributor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contributorTyp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58];&quot;REPLACE_ME&quot;;[.B58])" office:value-type="string" office:string-value="datasetVersion.metadataBlocks.citation.fields[?typeName == 'contributorType'].value" calcext:value-type="string">
            <text:p>datasetVersion.metadataBlocks.citation.fields[?typeName == 'contributorType'].value</text:p>
          </table:table-cell>
          <table:table-cell table:style-name="ce2" office:value-type="string" calcext:value-type="string">
            <text:p>datasetVersion.metadataBlocks.citation.fields[?typeName == 'contributor'].value[*].contributorType[].value</text:p>
          </table:table-cell>
          <table:table-cell table:style-name="ce2" table:formula="of:=CHAR(34)&amp;[.B58]&amp;CHAR(34)&amp;CHAR(58)&amp;CHAR(160)&amp;CHAR(91)&amp;CHAR(34)&amp;[.E58]&amp;CHAR(34)&amp;CHAR(93)" office:value-type="string" office:string-value="&quot;contributorType&quot;: [&quot;datasetVersion.metadataBlocks.citation.fields[?typeName == 'contributor'].value[*].contributorType[].value&quot;]" calcext:value-type="string">
            <text:p>"contributorType": ["datasetVersion.metadataBlocks.citation.fields[?typeName == 'contributor'].value[*].contributorType[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contributorNam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59];&quot;REPLACE_ME&quot;;[.B59])" office:value-type="string" office:string-value="datasetVersion.metadataBlocks.citation.fields[?typeName == 'contributorName'].value" calcext:value-type="string">
            <text:p>datasetVersion.metadataBlocks.citation.fields[?typeName == 'contributorName'].value</text:p>
          </table:table-cell>
          <table:table-cell table:style-name="ce2" office:value-type="string" calcext:value-type="string">
            <text:p>datasetVersion.metadataBlocks.citation.fields[?typeName == 'contributor'].value[*].contributorName[].value</text:p>
          </table:table-cell>
          <table:table-cell table:style-name="ce2" table:formula="of:=CHAR(34)&amp;[.B59]&amp;CHAR(34)&amp;CHAR(58)&amp;CHAR(160)&amp;CHAR(91)&amp;CHAR(34)&amp;[.E59]&amp;CHAR(34)&amp;CHAR(93)" office:value-type="string" office:string-value="&quot;contributorName&quot;: [&quot;datasetVersion.metadataBlocks.citation.fields[?typeName == 'contributor'].value[*].contributorName[].value&quot;]" calcext:value-type="string">
            <text:p>"contributorName": ["datasetVersion.metadataBlocks.citation.fields[?typeName == 'contributor'].value[*].contributorName[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grantNumber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61];&quot;REPLACE_ME&quot;;[.B61])" office:value-type="string" office:string-value="datasetVersion.metadataBlocks.citation.fields[?typeName == 'grantNumber'].value" calcext:value-type="string">
            <text:p>datasetVersion.metadataBlocks.citation.fields[?typeName == 'grantNumber'].value</text:p>
          </table:table-cell>
          <table:table-cell table:style-name="ce2" office:value-type="string" calcext:value-type="string">
            <text:p>datasetVersion.metadataBlocks.citation.fields[?typeName == 'grantNumber'].value[]</text:p>
          </table:table-cell>
          <table:table-cell table:style-name="ce2" table:formula="of:=CHAR(34)&amp;[.B61]&amp;CHAR(34)&amp;CHAR(58)&amp;CHAR(160)&amp;CHAR(91)&amp;CHAR(34)&amp;[.E61]&amp;CHAR(34)&amp;CHAR(93)" office:value-type="string" office:string-value="&quot;grantNumber&quot;: [&quot;datasetVersion.metadataBlocks.citation.fields[?typeName == 'grantNumber'].value[]&quot;]" calcext:value-type="string">
            <text:p>"grantNumber": ["datasetVersion.metadataBlocks.citation.fields[?typeName == 'grantNumber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grantNumberValu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62];&quot;REPLACE_ME&quot;;[.B62])" office:value-type="string" office:string-value="datasetVersion.metadataBlocks.citation.fields[?typeName == 'grantNumberValue'].value" calcext:value-type="string">
            <text:p>datasetVersion.metadataBlocks.citation.fields[?typeName == 'grantNumberValue'].value</text:p>
          </table:table-cell>
          <table:table-cell table:style-name="ce2" office:value-type="string" calcext:value-type="string">
            <text:p>datasetVersion.metadataBlocks.citation.fields[?typeName == 'grantNumber'].value[*].grantNumberValue.value[]</text:p>
          </table:table-cell>
          <table:table-cell table:style-name="ce2" table:formula="of:=CHAR(34)&amp;[.B62]&amp;CHAR(34)&amp;CHAR(58)&amp;CHAR(160)&amp;CHAR(91)&amp;CHAR(34)&amp;[.E62]&amp;CHAR(34)&amp;CHAR(93)" office:value-type="string" office:string-value="&quot;grantNumberValue&quot;: [&quot;datasetVersion.metadataBlocks.citation.fields[?typeName == 'grantNumber'].value[*].grantNumberValue.value[]&quot;]" calcext:value-type="string">
            <text:p>"grantNumberValue": ["datasetVersion.metadataBlocks.citation.fields[?typeName == 'grantNumber'].value[*].grantNumberValu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grantNumberAgency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63];&quot;REPLACE_ME&quot;;[.B63])" office:value-type="string" office:string-value="datasetVersion.metadataBlocks.citation.fields[?typeName == 'grantNumberAgency'].value" calcext:value-type="string">
            <text:p>datasetVersion.metadataBlocks.citation.fields[?typeName == 'grantNumberAgency'].value</text:p>
          </table:table-cell>
          <table:table-cell table:style-name="ce2" office:value-type="string" calcext:value-type="string">
            <text:p>datasetVersion.metadataBlocks.citation.fields[?typeName == 'grantNumber'].value[*].grantNumberAgency.value[]</text:p>
          </table:table-cell>
          <table:table-cell table:style-name="ce2" table:formula="of:=CHAR(34)&amp;[.B63]&amp;CHAR(34)&amp;CHAR(58)&amp;CHAR(160)&amp;CHAR(91)&amp;CHAR(34)&amp;[.E63]&amp;CHAR(34)&amp;CHAR(93)" office:value-type="string" office:string-value="&quot;grantNumberAgency&quot;: [&quot;datasetVersion.metadataBlocks.citation.fields[?typeName == 'grantNumber'].value[*].grantNumberAgency.value[]&quot;]" calcext:value-type="string">
            <text:p>"grantNumberAgency": ["datasetVersion.metadataBlocks.citation.fields[?typeName == 'grantNumber'].value[*].grantNumberAgency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65];&quot;REPLACE_ME&quot;;[.B65])" office:value-type="string" office:string-value="datasetVersion.metadataBlocks.citation.fields[?typeName == 'distributor'].value" calcext:value-type="string">
            <text:p>datasetVersion.metadataBlocks.citation.fields[?typeName == 'distributor'].value</text:p>
          </table:table-cell>
          <table:table-cell table:style-name="ce2" office:value-type="string" calcext:value-type="string">
            <text:p>datasetVersion.metadataBlocks.citation.fields[?typeName == 'distributor'].value[]</text:p>
          </table:table-cell>
          <table:table-cell table:style-name="ce2" table:formula="of:=CHAR(34)&amp;[.B65]&amp;CHAR(34)&amp;CHAR(58)&amp;CHAR(160)&amp;CHAR(91)&amp;CHAR(34)&amp;[.E65]&amp;CHAR(34)&amp;CHAR(93)" office:value-type="string" office:string-value="&quot;distributor&quot;: [&quot;datasetVersion.metadataBlocks.citation.fields[?typeName == 'distributor'].value[]&quot;]" calcext:value-type="string">
            <text:p>"distributor": ["datasetVersion.metadataBlocks.citation.fields[?typeName == 'distributor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istributorNam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66];&quot;REPLACE_ME&quot;;[.B66])" office:value-type="string" office:string-value="datasetVersion.metadataBlocks.citation.fields[?typeName == 'distributorName'].value" calcext:value-type="string">
            <text:p>datasetVersion.metadataBlocks.citation.fields[?typeName == 'distributorName'].value</text:p>
          </table:table-cell>
          <table:table-cell table:style-name="ce2" office:value-type="string" calcext:value-type="string">
            <text:p>datasetVersion.metadataBlocks.citation.fields[?typeName == 'distributor'].value[*].distributorName.value[]</text:p>
          </table:table-cell>
          <table:table-cell table:style-name="ce2" table:formula="of:=CHAR(34)&amp;[.B66]&amp;CHAR(34)&amp;CHAR(58)&amp;CHAR(160)&amp;CHAR(91)&amp;CHAR(34)&amp;[.E66]&amp;CHAR(34)&amp;CHAR(93)" office:value-type="string" office:string-value="&quot;distributorName&quot;: [&quot;datasetVersion.metadataBlocks.citation.fields[?typeName == 'distributor'].value[*].distributorName.value[]&quot;]" calcext:value-type="string">
            <text:p>"distributorName": ["datasetVersion.metadataBlocks.citation.fields[?typeName == 'distributor'].value[*].distributorNam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istributorAffiliat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67];&quot;REPLACE_ME&quot;;[.B67])" office:value-type="string" office:string-value="datasetVersion.metadataBlocks.citation.fields[?typeName == 'distributorAffiliation'].value" calcext:value-type="string">
            <text:p>datasetVersion.metadataBlocks.citation.fields[?typeName == 'distributorAffiliation'].value</text:p>
          </table:table-cell>
          <table:table-cell table:style-name="ce2" office:value-type="string" calcext:value-type="string">
            <text:p>datasetVersion.metadataBlocks.citation.fields[?typeName == 'distributor'].value[*].distributorAffiliation.value[]</text:p>
          </table:table-cell>
          <table:table-cell table:style-name="ce2" table:formula="of:=CHAR(34)&amp;[.B67]&amp;CHAR(34)&amp;CHAR(58)&amp;CHAR(160)&amp;CHAR(91)&amp;CHAR(34)&amp;[.E67]&amp;CHAR(34)&amp;CHAR(93)" office:value-type="string" office:string-value="&quot;distributorAffiliation&quot;: [&quot;datasetVersion.metadataBlocks.citation.fields[?typeName == 'distributor'].value[*].distributorAffiliation.value[]&quot;]" calcext:value-type="string">
            <text:p>"distributorAffiliation": ["datasetVersion.metadataBlocks.citation.fields[?typeName == 'distributor'].value[*].distributorAffiliation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istributorAbbreviat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68];&quot;REPLACE_ME&quot;;[.B68])" office:value-type="string" office:string-value="datasetVersion.metadataBlocks.citation.fields[?typeName == 'distributorAbbreviation'].value" calcext:value-type="string">
            <text:p>datasetVersion.metadataBlocks.citation.fields[?typeName == 'distributorAbbreviation'].value</text:p>
          </table:table-cell>
          <table:table-cell table:style-name="ce2" office:value-type="string" calcext:value-type="string">
            <text:p>datasetVersion.metadataBlocks.citation.fields[?typeName == 'distributor'].value[*].distributorAbbreviation.value[]</text:p>
          </table:table-cell>
          <table:table-cell table:style-name="ce2" table:formula="of:=CHAR(34)&amp;[.B68]&amp;CHAR(34)&amp;CHAR(58)&amp;CHAR(160)&amp;CHAR(91)&amp;CHAR(34)&amp;[.E68]&amp;CHAR(34)&amp;CHAR(93)" office:value-type="string" office:string-value="&quot;distributorAbbreviation&quot;: [&quot;datasetVersion.metadataBlocks.citation.fields[?typeName == 'distributor'].value[*].distributorAbbreviation.value[]&quot;]" calcext:value-type="string">
            <text:p>"distributorAbbreviation": ["datasetVersion.metadataBlocks.citation.fields[?typeName == 'distributor'].value[*].distributorAbbreviation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istributorURL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69];&quot;REPLACE_ME&quot;;[.B69])" office:value-type="string" office:string-value="datasetVersion.metadataBlocks.citation.fields[?typeName == 'distributorURL'].value" calcext:value-type="string">
            <text:p>datasetVersion.metadataBlocks.citation.fields[?typeName == 'distributorURL'].value</text:p>
          </table:table-cell>
          <table:table-cell table:style-name="ce2" office:value-type="string" calcext:value-type="string">
            <text:p>datasetVersion.metadataBlocks.citation.fields[?typeName == 'distributor'].value[*].distributorURL.value[]</text:p>
          </table:table-cell>
          <table:table-cell table:style-name="ce2" table:formula="of:=CHAR(34)&amp;[.B69]&amp;CHAR(34)&amp;CHAR(58)&amp;CHAR(160)&amp;CHAR(91)&amp;CHAR(34)&amp;[.E69]&amp;CHAR(34)&amp;CHAR(93)" office:value-type="string" office:string-value="&quot;distributorURL&quot;: [&quot;datasetVersion.metadataBlocks.citation.fields[?typeName == 'distributor'].value[*].distributorURL.value[]&quot;]" calcext:value-type="string">
            <text:p>"distributorURL": ["datasetVersion.metadataBlocks.citation.fields[?typeName == 'distributor'].value[*].distributorURL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istributorLogoURL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70];&quot;REPLACE_ME&quot;;[.B70])" office:value-type="string" office:string-value="datasetVersion.metadataBlocks.citation.fields[?typeName == 'distributorLogoURL'].value" calcext:value-type="string">
            <text:p>datasetVersion.metadataBlocks.citation.fields[?typeName == 'distributorLogoURL'].value</text:p>
          </table:table-cell>
          <table:table-cell table:style-name="ce2" office:value-type="string" calcext:value-type="string">
            <text:p>datasetVersion.metadataBlocks.citation.fields[?typeName == 'distributor'].value[*].distributorLogoURL.value[]</text:p>
          </table:table-cell>
          <table:table-cell table:style-name="ce2" table:formula="of:=CHAR(34)&amp;[.B70]&amp;CHAR(34)&amp;CHAR(58)&amp;CHAR(160)&amp;CHAR(91)&amp;CHAR(34)&amp;[.E70]&amp;CHAR(34)&amp;CHAR(93)" office:value-type="string" office:string-value="&quot;distributorLogoURL&quot;: [&quot;datasetVersion.metadataBlocks.citation.fields[?typeName == 'distributor'].value[*].distributorLogoURL.value[]&quot;]" calcext:value-type="string">
            <text:p>"distributorLogoURL": ["datasetVersion.metadataBlocks.citation.fields[?typeName == 'distributor'].value[*].distributorLogoURL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istributionDat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72];&quot;REPLACE_ME&quot;;[.B72])" office:value-type="string" office:string-value="datasetVersion.metadataBlocks.citation.fields[?typeName == 'distributionDate'].value" calcext:value-type="string">
            <text:p>datasetVersion.metadataBlocks.citation.fields[?typeName == 'distributionDate'].value</text:p>
          </table:table-cell>
          <table:table-cell table:style-name="ce2" office:value-type="string" calcext:value-type="string">
            <text:p>datasetVersion.metadataBlocks.citation.fields[?typeName == 'distributionDate'].value</text:p>
          </table:table-cell>
          <table:table-cell table:style-name="ce2" table:formula="of:=CHAR(34)&amp;[.B72]&amp;CHAR(34)&amp;CHAR(58)&amp;CHAR(160)&amp;CHAR(91)&amp;CHAR(34)&amp;[.E72]&amp;CHAR(34)&amp;CHAR(93)" office:value-type="string" office:string-value="&quot;distributionDate&quot;: [&quot;datasetVersion.metadataBlocks.citation.fields[?typeName == 'distributionDate'].value&quot;]" calcext:value-type="string">
            <text:p>"distributionDate": ["datasetVersion.metadataBlocks.citation.fields[?typeName == 'distributionDate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epositor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73];&quot;REPLACE_ME&quot;;[.B73])" office:value-type="string" office:string-value="datasetVersion.metadataBlocks.citation.fields[?typeName == 'depositor'].value" calcext:value-type="string">
            <text:p>datasetVersion.metadataBlocks.citation.fields[?typeName == 'depositor'].value</text:p>
          </table:table-cell>
          <table:table-cell table:style-name="ce2" office:value-type="string" calcext:value-type="string">
            <text:p>datasetVersion.metadataBlocks.citation.fields[?typeName == 'depositor'].value</text:p>
          </table:table-cell>
          <table:table-cell table:style-name="ce2" table:formula="of:=CHAR(34)&amp;[.B73]&amp;CHAR(34)&amp;CHAR(58)&amp;CHAR(160)&amp;CHAR(91)&amp;CHAR(34)&amp;[.E73]&amp;CHAR(34)&amp;CHAR(93)" office:value-type="string" office:string-value="&quot;depositor&quot;: [&quot;datasetVersion.metadataBlocks.citation.fields[?typeName == 'depositor'].value&quot;]" calcext:value-type="string">
            <text:p>"depositor": ["datasetVersion.metadataBlocks.citation.fields[?typeName == 'depositor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ateOfDeposit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74];&quot;REPLACE_ME&quot;;[.B74])" office:value-type="string" office:string-value="datasetVersion.metadataBlocks.citation.fields[?typeName == 'dateOfDeposit'].value" calcext:value-type="string">
            <text:p>datasetVersion.metadataBlocks.citation.fields[?typeName == 'dateOfDeposit'].value</text:p>
          </table:table-cell>
          <table:table-cell table:style-name="ce2" office:value-type="string" calcext:value-type="string">
            <text:p>datasetVersion.metadataBlocks.citation.fields[?typeName == 'depositor'].value</text:p>
          </table:table-cell>
          <table:table-cell table:style-name="ce2" table:formula="of:=CHAR(34)&amp;[.B74]&amp;CHAR(34)&amp;CHAR(58)&amp;CHAR(160)&amp;CHAR(91)&amp;CHAR(34)&amp;[.E74]&amp;CHAR(34)&amp;CHAR(93)" office:value-type="string" office:string-value="&quot;dateOfDeposit&quot;: [&quot;datasetVersion.metadataBlocks.citation.fields[?typeName == 'depositor'].value&quot;]" calcext:value-type="string">
            <text:p>"dateOfDeposit": ["datasetVersion.metadataBlocks.citation.fields[?typeName == 'depositor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timePeriodCovered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76];&quot;REPLACE_ME&quot;;[.B76])" office:value-type="string" office:string-value="datasetVersion.metadataBlocks.citation.fields[?typeName == 'timePeriodCovered'].value" calcext:value-type="string">
            <text:p>datasetVersion.metadataBlocks.citation.fields[?typeName == 'timePeriodCovered'].value</text:p>
          </table:table-cell>
          <table:table-cell table:style-name="ce2" office:value-type="string" calcext:value-type="string">
            <text:p>datasetVersion.metadataBlocks.citation.fields[?typeName == 'timePeriodCovered'].value[]</text:p>
          </table:table-cell>
          <table:table-cell table:style-name="ce2" table:formula="of:=CHAR(34)&amp;[.B76]&amp;CHAR(34)&amp;CHAR(58)&amp;CHAR(160)&amp;CHAR(91)&amp;CHAR(34)&amp;[.E76]&amp;CHAR(34)&amp;CHAR(93)" office:value-type="string" office:string-value="&quot;timePeriodCovered&quot;: [&quot;datasetVersion.metadataBlocks.citation.fields[?typeName == 'timePeriodCovered'].value[]&quot;]" calcext:value-type="string">
            <text:p>"timePeriodCovered": ["datasetVersion.metadataBlocks.citation.fields[?typeName == 'timePeriodCovered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timePeriodCoveredStart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77];&quot;REPLACE_ME&quot;;[.B77])" office:value-type="string" office:string-value="datasetVersion.metadataBlocks.citation.fields[?typeName == 'timePeriodCoveredStart'].value" calcext:value-type="string">
            <text:p>datasetVersion.metadataBlocks.citation.fields[?typeName == 'timePeriodCoveredStart'].value</text:p>
          </table:table-cell>
          <table:table-cell table:style-name="ce2" office:value-type="string" calcext:value-type="string">
            <text:p>datasetVersion.metadataBlocks.citation.fields[?typeName == 'timePeriodCovered'].value[*].timePeriodCoveredStart.value[]</text:p>
          </table:table-cell>
          <table:table-cell table:style-name="ce2" table:formula="of:=CHAR(34)&amp;[.B77]&amp;CHAR(34)&amp;CHAR(58)&amp;CHAR(160)&amp;CHAR(91)&amp;CHAR(34)&amp;[.E77]&amp;CHAR(34)&amp;CHAR(93)" office:value-type="string" office:string-value="&quot;timePeriodCoveredStart&quot;: [&quot;datasetVersion.metadataBlocks.citation.fields[?typeName == 'timePeriodCovered'].value[*].timePeriodCoveredStart.value[]&quot;]" calcext:value-type="string">
            <text:p>"timePeriodCoveredStart": ["datasetVersion.metadataBlocks.citation.fields[?typeName == 'timePeriodCovered'].value[*].timePeriodCoveredStart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timePeriodCoveredEnd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78];&quot;REPLACE_ME&quot;;[.B78])" office:value-type="string" office:string-value="datasetVersion.metadataBlocks.citation.fields[?typeName == 'timePeriodCoveredEnd'].value" calcext:value-type="string">
            <text:p>datasetVersion.metadataBlocks.citation.fields[?typeName == 'timePeriodCoveredEnd'].value</text:p>
          </table:table-cell>
          <table:table-cell table:style-name="ce2" office:value-type="string" calcext:value-type="string">
            <text:p>datasetVersion.metadataBlocks.citation.fields[?typeName == 'timePeriodCovered'].value[*].timePeriodCoveredEnd.value[]</text:p>
          </table:table-cell>
          <table:table-cell table:style-name="ce2" table:formula="of:=CHAR(34)&amp;[.B78]&amp;CHAR(34)&amp;CHAR(58)&amp;CHAR(160)&amp;CHAR(91)&amp;CHAR(34)&amp;[.E78]&amp;CHAR(34)&amp;CHAR(93)" office:value-type="string" office:string-value="&quot;timePeriodCoveredEnd&quot;: [&quot;datasetVersion.metadataBlocks.citation.fields[?typeName == 'timePeriodCovered'].value[*].timePeriodCoveredEnd.value[]&quot;]" calcext:value-type="string">
            <text:p>"timePeriodCoveredEnd": ["datasetVersion.metadataBlocks.citation.fields[?typeName == 'timePeriodCovered'].value[*].timePeriodCoveredEnd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ateOfCollect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80];&quot;REPLACE_ME&quot;;[.B80])" office:value-type="string" office:string-value="datasetVersion.metadataBlocks.citation.fields[?typeName == 'dateOfCollection'].value" calcext:value-type="string">
            <text:p>datasetVersion.metadataBlocks.citation.fields[?typeName == 'dateOfCollection'].value</text:p>
          </table:table-cell>
          <table:table-cell table:style-name="ce2" office:value-type="string" calcext:value-type="string">
            <text:p>datasetVersion.metadataBlocks.citation.fields[?typeName == 'dateOfCollection'].value[]</text:p>
          </table:table-cell>
          <table:table-cell table:style-name="ce2" table:formula="of:=CHAR(34)&amp;[.B80]&amp;CHAR(34)&amp;CHAR(58)&amp;CHAR(160)&amp;CHAR(91)&amp;CHAR(34)&amp;[.E80]&amp;CHAR(34)&amp;CHAR(93)" office:value-type="string" office:string-value="&quot;dateOfCollection&quot;: [&quot;datasetVersion.metadataBlocks.citation.fields[?typeName == 'dateOfCollection'].value[]&quot;]" calcext:value-type="string">
            <text:p>"dateOfCollection": ["datasetVersion.metadataBlocks.citation.fields[?typeName == 'dateOfCollection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ateOfCollectionStart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81];&quot;REPLACE_ME&quot;;[.B81])" office:value-type="string" office:string-value="datasetVersion.metadataBlocks.citation.fields[?typeName == 'dateOfCollectionStart'].value" calcext:value-type="string">
            <text:p>datasetVersion.metadataBlocks.citation.fields[?typeName == 'dateOfCollectionStart'].value</text:p>
          </table:table-cell>
          <table:table-cell table:style-name="ce2" office:value-type="string" calcext:value-type="string">
            <text:p>datasetVersion.metadataBlocks.citation.fields[?typeName == 'dateOfCollection'].value[*].dateOfCollectionStart.value[]</text:p>
          </table:table-cell>
          <table:table-cell table:style-name="ce2" table:formula="of:=CHAR(34)&amp;[.B81]&amp;CHAR(34)&amp;CHAR(58)&amp;CHAR(160)&amp;CHAR(91)&amp;CHAR(34)&amp;[.E81]&amp;CHAR(34)&amp;CHAR(93)" office:value-type="string" office:string-value="&quot;dateOfCollectionStart&quot;: [&quot;datasetVersion.metadataBlocks.citation.fields[?typeName == 'dateOfCollection'].value[*].dateOfCollectionStart.value[]&quot;]" calcext:value-type="string">
            <text:p>"dateOfCollectionStart": ["datasetVersion.metadataBlocks.citation.fields[?typeName == 'dateOfCollection'].value[*].dateOfCollectionStart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ateOfCollectionEnd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82];&quot;REPLACE_ME&quot;;[.B82])" office:value-type="string" office:string-value="datasetVersion.metadataBlocks.citation.fields[?typeName == 'dateOfCollectionEnd'].value" calcext:value-type="string">
            <text:p>datasetVersion.metadataBlocks.citation.fields[?typeName == 'dateOfCollectionEnd'].value</text:p>
          </table:table-cell>
          <table:table-cell table:style-name="ce2" office:value-type="string" calcext:value-type="string">
            <text:p>datasetVersion.metadataBlocks.citation.fields[?typeName == 'dateOfCollection'].value[*].dateOfCollectionEnd.value[]</text:p>
          </table:table-cell>
          <table:table-cell table:style-name="ce2" table:formula="of:=CHAR(34)&amp;[.B82]&amp;CHAR(34)&amp;CHAR(58)&amp;CHAR(160)&amp;CHAR(91)&amp;CHAR(34)&amp;[.E82]&amp;CHAR(34)&amp;CHAR(93)" office:value-type="string" office:string-value="&quot;dateOfCollectionEnd&quot;: [&quot;datasetVersion.metadataBlocks.citation.fields[?typeName == 'dateOfCollection'].value[*].dateOfCollectionEnd.value[]&quot;]" calcext:value-type="string">
            <text:p>"dateOfCollectionEnd": ["datasetVersion.metadataBlocks.citation.fields[?typeName == 'dateOfCollection'].value[*].dateOfCollectionEnd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kindOfData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84];&quot;REPLACE_ME&quot;;[.B84])" office:value-type="string" office:string-value="datasetVersion.metadataBlocks.citation.fields[?typeName == 'kindOfData'].value" calcext:value-type="string">
            <text:p>datasetVersion.metadataBlocks.citation.fields[?typeName == 'kindOfData'].value</text:p>
          </table:table-cell>
          <table:table-cell table:style-name="ce2" office:value-type="string" calcext:value-type="string">
            <text:p>datasetVersion.metadataBlocks.citation.fields[?typeName == 'kindOfData'].value[]</text:p>
          </table:table-cell>
          <table:table-cell table:style-name="ce2" table:formula="of:=CHAR(34)&amp;[.B84]&amp;CHAR(34)&amp;CHAR(58)&amp;CHAR(160)&amp;CHAR(91)&amp;CHAR(34)&amp;[.E84]&amp;CHAR(34)&amp;CHAR(93)" office:value-type="string" office:string-value="&quot;kindOfData&quot;: [&quot;datasetVersion.metadataBlocks.citation.fields[?typeName == 'kindOfData'].value[]&quot;]" calcext:value-type="string">
            <text:p>"kindOfData": ["datasetVersion.metadataBlocks.citation.fields[?typeName == 'kindOfData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86];&quot;REPLACE_ME&quot;;[.B86])" office:value-type="string" office:string-value="datasetVersion.metadataBlocks.citation.fields[?typeName == 'series'].value" calcext:value-type="string">
            <text:p>datasetVersion.metadataBlocks.citation.fields[?typeName == 'series'].value</text:p>
          </table:table-cell>
          <table:table-cell table:style-name="ce4" table:formula="of:=SUBSTITUTE([.D86];&quot;REPLACE_ME&quot;;[.C86])" office:value-type="string" office:string-value="datasetVersion.metadataBlocks.citation.fields[?typeName == 'series'].value" calcext:value-type="string">
            <text:p>datasetVersion.metadataBlocks.citation.fields[?typeName == 'series'].value</text:p>
          </table:table-cell>
          <table:table-cell table:style-name="ce2" table:formula="of:=CHAR(34)&amp;[.B86]&amp;CHAR(34)&amp;CHAR(58)&amp;CHAR(160)&amp;CHAR(91)&amp;CHAR(34)&amp;[.E86]&amp;CHAR(34)&amp;CHAR(93)" office:value-type="string" office:string-value="&quot;series&quot;: [&quot;datasetVersion.metadataBlocks.citation.fields[?typeName == 'series'].value&quot;]" calcext:value-type="string">
            <text:p>"series": ["datasetVersion.metadataBlocks.citation.fields[?typeName == 'series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seriesNam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87];&quot;REPLACE_ME&quot;;[.B87])" office:value-type="string" office:string-value="datasetVersion.metadataBlocks.citation.fields[?typeName == 'seriesName'].value" calcext:value-type="string">
            <text:p>datasetVersion.metadataBlocks.citation.fields[?typeName == 'seriesName'].value</text:p>
          </table:table-cell>
          <table:table-cell table:style-name="ce2" office:value-type="string" calcext:value-type="string">
            <text:p>datasetVersion.metadataBlocks.citation.fields[?typeName == 'series'].value[].seriesName.value</text:p>
          </table:table-cell>
          <table:table-cell table:style-name="ce2" table:formula="of:=CHAR(34)&amp;[.B87]&amp;CHAR(34)&amp;CHAR(58)&amp;CHAR(160)&amp;CHAR(91)&amp;CHAR(34)&amp;[.E87]&amp;CHAR(34)&amp;CHAR(93)" office:value-type="string" office:string-value="&quot;seriesName&quot;: [&quot;datasetVersion.metadataBlocks.citation.fields[?typeName == 'series'].value[].seriesName.value&quot;]" calcext:value-type="string">
            <text:p>"seriesName": ["datasetVersion.metadataBlocks.citation.fields[?typeName == 'series'].value[].seriesName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seriesInformat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88];&quot;REPLACE_ME&quot;;[.B88])" office:value-type="string" office:string-value="datasetVersion.metadataBlocks.citation.fields[?typeName == 'seriesInformation'].value" calcext:value-type="string">
            <text:p>datasetVersion.metadataBlocks.citation.fields[?typeName == 'seriesInformation'].value</text:p>
          </table:table-cell>
          <table:table-cell table:style-name="ce2" office:value-type="string" calcext:value-type="string">
            <text:p>datasetVersion.metadataBlocks.citation.fields[?typeName == 'series'].value[].seriesInformation.value</text:p>
          </table:table-cell>
          <table:table-cell table:style-name="ce2" table:formula="of:=CHAR(34)&amp;[.B88]&amp;CHAR(34)&amp;CHAR(58)&amp;CHAR(160)&amp;CHAR(91)&amp;CHAR(34)&amp;[.E88]&amp;CHAR(34)&amp;CHAR(93)" office:value-type="string" office:string-value="&quot;seriesInformation&quot;: [&quot;datasetVersion.metadataBlocks.citation.fields[?typeName == 'series'].value[].seriesInformation.value&quot;]" calcext:value-type="string">
            <text:p>"seriesInformation": ["datasetVersion.metadataBlocks.citation.fields[?typeName == 'series'].value[].seriesInformation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90];&quot;REPLACE_ME&quot;;[.B90])" office:value-type="string" office:string-value="datasetVersion.metadataBlocks.citation.fields[?typeName == 'software'].value" calcext:value-type="string">
            <text:p>datasetVersion.metadataBlocks.citation.fields[?typeName == 'software'].value</text:p>
          </table:table-cell>
          <table:table-cell table:style-name="ce2" office:value-type="string" calcext:value-type="string">
            <text:p>datasetVersion.metadataBlocks.citation.fields[?typeName == 'software'].value[]</text:p>
          </table:table-cell>
          <table:table-cell table:style-name="ce2" table:formula="of:=CHAR(34)&amp;[.B90]&amp;CHAR(34)&amp;CHAR(58)&amp;CHAR(160)&amp;CHAR(91)&amp;CHAR(34)&amp;[.E90]&amp;CHAR(34)&amp;CHAR(93)" office:value-type="string" office:string-value="&quot;software&quot;: [&quot;datasetVersion.metadataBlocks.citation.fields[?typeName == 'software'].value[]&quot;]" calcext:value-type="string">
            <text:p>"software": ["datasetVersion.metadataBlocks.citation.fields[?typeName == 'software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softwareName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91];&quot;REPLACE_ME&quot;;[.B91])" office:value-type="string" office:string-value="datasetVersion.metadataBlocks.citation.fields[?typeName == 'softwareName'].value" calcext:value-type="string">
            <text:p>datasetVersion.metadataBlocks.citation.fields[?typeName == 'softwareName'].value</text:p>
          </table:table-cell>
          <table:table-cell table:style-name="ce2" office:value-type="string" calcext:value-type="string">
            <text:p>datasetVersion.metadataBlocks.citation.fields[?typeName == 'software'].value[*].softwareName.value[]</text:p>
          </table:table-cell>
          <table:table-cell table:style-name="ce2" table:formula="of:=CHAR(34)&amp;[.B91]&amp;CHAR(34)&amp;CHAR(58)&amp;CHAR(160)&amp;CHAR(91)&amp;CHAR(34)&amp;[.E91]&amp;CHAR(34)&amp;CHAR(93)" office:value-type="string" office:string-value="&quot;softwareName&quot;: [&quot;datasetVersion.metadataBlocks.citation.fields[?typeName == 'software'].value[*].softwareName.value[]&quot;]" calcext:value-type="string">
            <text:p>"softwareName": ["datasetVersion.metadataBlocks.citation.fields[?typeName == 'software'].value[*].softwareNam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softwareVersion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92];&quot;REPLACE_ME&quot;;[.B92])" office:value-type="string" office:string-value="datasetVersion.metadataBlocks.citation.fields[?typeName == 'softwareVersion'].value" calcext:value-type="string">
            <text:p>datasetVersion.metadataBlocks.citation.fields[?typeName == 'softwareVersion'].value</text:p>
          </table:table-cell>
          <table:table-cell table:style-name="ce2" office:value-type="string" calcext:value-type="string">
            <text:p>datasetVersion.metadataBlocks.citation.fields[?typeName == 'software'].value[*].softwareVersion.value[]</text:p>
          </table:table-cell>
          <table:table-cell table:style-name="ce2" table:formula="of:=CHAR(34)&amp;[.B92]&amp;CHAR(34)&amp;CHAR(58)&amp;CHAR(160)&amp;CHAR(91)&amp;CHAR(34)&amp;[.E92]&amp;CHAR(34)&amp;CHAR(93)" office:value-type="string" office:string-value="&quot;softwareVersion&quot;: [&quot;datasetVersion.metadataBlocks.citation.fields[?typeName == 'software'].value[*].softwareVersion.value[]&quot;]" calcext:value-type="string">
            <text:p>"softwareVersion": ["datasetVersion.metadataBlocks.citation.fields[?typeName == 'software'].value[*].softwareVersion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relatedMaterial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94];&quot;REPLACE_ME&quot;;[.B94])" office:value-type="string" office:string-value="datasetVersion.metadataBlocks.citation.fields[?typeName == 'relatedMaterial'].value" calcext:value-type="string">
            <text:p>datasetVersion.metadataBlocks.citation.fields[?typeName == 'relatedMaterial'].value</text:p>
          </table:table-cell>
          <table:table-cell table:style-name="ce2" office:value-type="string" calcext:value-type="string">
            <text:p>datasetVersion.metadataBlocks.citation.fields[?typeName == 'relatedMaterial'].value[]</text:p>
          </table:table-cell>
          <table:table-cell table:style-name="ce2" table:formula="of:=CHAR(34)&amp;[.B94]&amp;CHAR(34)&amp;CHAR(58)&amp;CHAR(160)&amp;CHAR(91)&amp;CHAR(34)&amp;[.E94]&amp;CHAR(34)&amp;CHAR(93)" office:value-type="string" office:string-value="&quot;relatedMaterial&quot;: [&quot;datasetVersion.metadataBlocks.citation.fields[?typeName == 'relatedMaterial'].value[]&quot;]" calcext:value-type="string">
            <text:p>"relatedMaterial": ["datasetVersion.metadataBlocks.citation.fields[?typeName == 'relatedMaterial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relatedDatasets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95];&quot;REPLACE_ME&quot;;[.B95])" office:value-type="string" office:string-value="datasetVersion.metadataBlocks.citation.fields[?typeName == 'relatedDatasets'].value" calcext:value-type="string">
            <text:p>datasetVersion.metadataBlocks.citation.fields[?typeName == 'relatedDatasets'].value</text:p>
          </table:table-cell>
          <table:table-cell table:style-name="ce2" office:value-type="string" calcext:value-type="string">
            <text:p>datasetVersion.metadataBlocks.citation.fields[?typeName == 'relatedDatasets'].value[]</text:p>
          </table:table-cell>
          <table:table-cell table:style-name="ce2" table:formula="of:=CHAR(34)&amp;[.B95]&amp;CHAR(34)&amp;CHAR(58)&amp;CHAR(160)&amp;CHAR(91)&amp;CHAR(34)&amp;[.E95]&amp;CHAR(34)&amp;CHAR(93)" office:value-type="string" office:string-value="&quot;relatedDatasets&quot;: [&quot;datasetVersion.metadataBlocks.citation.fields[?typeName == 'relatedDatasets'].value[]&quot;]" calcext:value-type="string">
            <text:p>"relatedDatasets": ["datasetVersion.metadataBlocks.citation.fields[?typeName == 'relatedDatasets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otherReferences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96];&quot;REPLACE_ME&quot;;[.B96])" office:value-type="string" office:string-value="datasetVersion.metadataBlocks.citation.fields[?typeName == 'otherReferences'].value" calcext:value-type="string">
            <text:p>datasetVersion.metadataBlocks.citation.fields[?typeName == 'otherReferences'].value</text:p>
          </table:table-cell>
          <table:table-cell table:style-name="ce2" office:value-type="string" calcext:value-type="string">
            <text:p>datasetVersion.metadataBlocks.citation.fields[?typeName == 'otherReferences'].value[]</text:p>
          </table:table-cell>
          <table:table-cell table:style-name="ce2" table:formula="of:=CHAR(34)&amp;[.B96]&amp;CHAR(34)&amp;CHAR(58)&amp;CHAR(160)&amp;CHAR(91)&amp;CHAR(34)&amp;[.E96]&amp;CHAR(34)&amp;CHAR(93)" office:value-type="string" office:string-value="&quot;otherReferences&quot;: [&quot;datasetVersion.metadataBlocks.citation.fields[?typeName == 'otherReferences'].value[]&quot;]" calcext:value-type="string">
            <text:p>"otherReferences": ["datasetVersion.metadataBlocks.citation.fields[?typeName == 'otherReferences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dataSources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97];&quot;REPLACE_ME&quot;;[.B97])" office:value-type="string" office:string-value="datasetVersion.metadataBlocks.citation.fields[?typeName == 'dataSources'].value" calcext:value-type="string">
            <text:p>datasetVersion.metadataBlocks.citation.fields[?typeName == 'dataSources'].value</text:p>
          </table:table-cell>
          <table:table-cell table:style-name="ce2" office:value-type="string" calcext:value-type="string">
            <text:p>datasetVersion.metadataBlocks.citation.fields[?typeName == 'dataSources'].value[]</text:p>
          </table:table-cell>
          <table:table-cell table:style-name="ce2" table:formula="of:=CHAR(34)&amp;[.B97]&amp;CHAR(34)&amp;CHAR(58)&amp;CHAR(160)&amp;CHAR(91)&amp;CHAR(34)&amp;[.E97]&amp;CHAR(34)&amp;CHAR(93)" office:value-type="string" office:string-value="&quot;dataSources&quot;: [&quot;datasetVersion.metadataBlocks.citation.fields[?typeName == 'dataSources'].value[]&quot;]" calcext:value-type="string">
            <text:p>"dataSources": ["datasetVersion.metadataBlocks.citation.fields[?typeName == 'dataSources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originOfSources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98];&quot;REPLACE_ME&quot;;[.B98])" office:value-type="string" office:string-value="datasetVersion.metadataBlocks.citation.fields[?typeName == 'originOfSources'].value" calcext:value-type="string">
            <text:p>datasetVersion.metadataBlocks.citation.fields[?typeName == 'originOfSources'].value</text:p>
          </table:table-cell>
          <table:table-cell table:style-name="ce4" table:formula="of:=SUBSTITUTE([.D98];&quot;REPLACE_ME&quot;;[.C98])" office:value-type="string" office:string-value="datasetVersion.metadataBlocks.citation.fields[?typeName == 'originOfSources'].value" calcext:value-type="string">
            <text:p>datasetVersion.metadataBlocks.citation.fields[?typeName == 'originOfSources'].value</text:p>
          </table:table-cell>
          <table:table-cell table:style-name="ce2" table:formula="of:=CHAR(34)&amp;[.B98]&amp;CHAR(34)&amp;CHAR(58)&amp;CHAR(160)&amp;CHAR(91)&amp;CHAR(34)&amp;[.E98]&amp;CHAR(34)&amp;CHAR(93)" office:value-type="string" office:string-value="&quot;originOfSources&quot;: [&quot;datasetVersion.metadataBlocks.citation.fields[?typeName == 'originOfSources'].value&quot;]" calcext:value-type="string">
            <text:p>"originOfSources": ["datasetVersion.metadataBlocks.citation.fields[?typeName == 'originOfSources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characteristicOfSources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99];&quot;REPLACE_ME&quot;;[.B99])" office:value-type="string" office:string-value="datasetVersion.metadataBlocks.citation.fields[?typeName == 'characteristicOfSources'].value" calcext:value-type="string">
            <text:p>datasetVersion.metadataBlocks.citation.fields[?typeName == 'characteristicOfSources'].value</text:p>
          </table:table-cell>
          <table:table-cell table:style-name="ce4" table:formula="of:=SUBSTITUTE([.D99];&quot;REPLACE_ME&quot;;[.C99])" office:value-type="string" office:string-value="datasetVersion.metadataBlocks.citation.fields[?typeName == 'characteristicOfSources'].value" calcext:value-type="string">
            <text:p>datasetVersion.metadataBlocks.citation.fields[?typeName == 'characteristicOfSources'].value</text:p>
          </table:table-cell>
          <table:table-cell table:style-name="ce2" table:formula="of:=CHAR(34)&amp;[.B99]&amp;CHAR(34)&amp;CHAR(58)&amp;CHAR(160)&amp;CHAR(91)&amp;CHAR(34)&amp;[.E99]&amp;CHAR(34)&amp;CHAR(93)" office:value-type="string" office:string-value="&quot;characteristicOfSources&quot;: [&quot;datasetVersion.metadataBlocks.citation.fields[?typeName == 'characteristicOfSources'].value&quot;]" calcext:value-type="string">
            <text:p>"characteristicOfSources": ["datasetVersion.metadataBlocks.citation.fields[?typeName == 'characteristicOfSources'].value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accessToSources</text:p>
          </table:table-cell>
          <table:table-cell table:style-name="ce2" office:value-type="string" calcext:value-type="string">
            <text:p>datasetVersion.metadataBlocks.citation.fields[?typeName == 'REPLACE_ME'].value</text:p>
          </table:table-cell>
          <table:table-cell table:style-name="ce4" table:formula="of:=SUBSTITUTE([.C100];&quot;REPLACE_ME&quot;;[.B100])" office:value-type="string" office:string-value="datasetVersion.metadataBlocks.citation.fields[?typeName == 'accessToSources'].value" calcext:value-type="string">
            <text:p>datasetVersion.metadataBlocks.citation.fields[?typeName == 'accessToSources'].value</text:p>
          </table:table-cell>
          <table:table-cell table:style-name="ce4" table:formula="of:=SUBSTITUTE([.D100];&quot;REPLACE_ME&quot;;[.C100])" office:value-type="string" office:string-value="datasetVersion.metadataBlocks.citation.fields[?typeName == 'accessToSources'].value" calcext:value-type="string">
            <text:p>datasetVersion.metadataBlocks.citation.fields[?typeName == 'accessToSources'].value</text:p>
          </table:table-cell>
          <table:table-cell table:style-name="ce2" table:formula="of:=CHAR(34)&amp;[.B100]&amp;CHAR(34)&amp;CHAR(58)&amp;CHAR(160)&amp;CHAR(91)&amp;CHAR(34)&amp;[.E100]&amp;CHAR(34)&amp;CHAR(93)" office:value-type="string" office:string-value="&quot;accessToSources&quot;: [&quot;datasetVersion.metadataBlocks.citation.fields[?typeName == 'accessToSources'].value&quot;]" calcext:value-type="string">
            <text:p>"accessToSources": ["datasetVersion.metadataBlocks.citation.fields[?typeName == 'accessToSources'].value"]</text:p>
          </table:table-cell>
          <table:table-cell table:style-name="ce2" table:number-columns-repeated="19"/>
          <table:table-cell table:number-columns-repeated="999"/>
        </table:table-row>
        <table:table-row table:style-name="ro1" table:number-rows-repeated="2">
          <table:table-cell table:style-name="ce2" table:number-columns-repeated="25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unitOfAnalysis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03];&quot;REPLACE_ME&quot;;[.B103])" office:value-type="string" office:string-value="datasetVersion.metadataBlocks.socialscience.fields[?typeName == 'unitOfAnalysis'].value[]" calcext:value-type="string">
            <text:p>datasetVersion.metadataBlocks.socialscience.fields[?typeName == 'unitOfAnalysis'].value[]</text:p>
          </table:table-cell>
          <table:table-cell table:style-name="ce4" table:formula="of:=SUBSTITUTE([.D103];&quot;REPLACE_ME&quot;;[.C103])" office:value-type="string" office:string-value="datasetVersion.metadataBlocks.socialscience.fields[?typeName == 'unitOfAnalysis'].value[]" calcext:value-type="string">
            <text:p>datasetVersion.metadataBlocks.socialscience.fields[?typeName == 'unitOfAnalysis'].value[]</text:p>
          </table:table-cell>
          <table:table-cell table:style-name="ce2" table:formula="of:=CHAR(34)&amp;[.B103]&amp;CHAR(34)&amp;CHAR(58)&amp;CHAR(160)&amp;CHAR(91)&amp;CHAR(34)&amp;[.E103]&amp;CHAR(34)&amp;CHAR(93)" office:value-type="string" office:string-value="&quot;unitOfAnalysis&quot;: [&quot;datasetVersion.metadataBlocks.socialscience.fields[?typeName == 'unitOfAnalysis'].value[]&quot;]" calcext:value-type="string">
            <text:p>"unitOfAnalysis": ["datasetVersion.metadataBlocks.socialscience.fields[?typeName == 'unitOfAnalysis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universe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04];&quot;REPLACE_ME&quot;;[.B104])" office:value-type="string" office:string-value="datasetVersion.metadataBlocks.socialscience.fields[?typeName == 'universe'].value[]" calcext:value-type="string">
            <text:p>datasetVersion.metadataBlocks.socialscience.fields[?typeName == 'universe'].value[]</text:p>
          </table:table-cell>
          <table:table-cell table:style-name="ce4" table:formula="of:=SUBSTITUTE([.D104];&quot;REPLACE_ME&quot;;[.C104])" office:value-type="string" office:string-value="datasetVersion.metadataBlocks.socialscience.fields[?typeName == 'universe'].value[]" calcext:value-type="string">
            <text:p>datasetVersion.metadataBlocks.socialscience.fields[?typeName == 'universe'].value[]</text:p>
          </table:table-cell>
          <table:table-cell table:style-name="ce2" table:formula="of:=CHAR(34)&amp;[.B104]&amp;CHAR(34)&amp;CHAR(58)&amp;CHAR(160)&amp;CHAR(91)&amp;CHAR(34)&amp;[.E104]&amp;CHAR(34)&amp;CHAR(93)" office:value-type="string" office:string-value="&quot;universe&quot;: [&quot;datasetVersion.metadataBlocks.socialscience.fields[?typeName == 'universe'].value[]&quot;]" calcext:value-type="string">
            <text:p>"universe": ["datasetVersion.metadataBlocks.socialscience.fields[?typeName == 'universe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timeMethod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05];&quot;REPLACE_ME&quot;;[.B105])" office:value-type="string" office:string-value="datasetVersion.metadataBlocks.socialscience.fields[?typeName == 'timeMethod'].value[]" calcext:value-type="string">
            <text:p>datasetVersion.metadataBlocks.socialscience.fields[?typeName == 'timeMethod'].value[]</text:p>
          </table:table-cell>
          <table:table-cell table:style-name="ce4" table:formula="of:=SUBSTITUTE([.D105];&quot;REPLACE_ME&quot;;[.C105])" office:value-type="string" office:string-value="datasetVersion.metadataBlocks.socialscience.fields[?typeName == 'timeMethod'].value[]" calcext:value-type="string">
            <text:p>datasetVersion.metadataBlocks.socialscience.fields[?typeName == 'timeMethod'].value[]</text:p>
          </table:table-cell>
          <table:table-cell table:style-name="ce2" table:formula="of:=CHAR(34)&amp;[.B105]&amp;CHAR(34)&amp;CHAR(58)&amp;CHAR(160)&amp;CHAR(91)&amp;CHAR(34)&amp;[.E105]&amp;CHAR(34)&amp;CHAR(93)" office:value-type="string" office:string-value="&quot;timeMethod&quot;: [&quot;datasetVersion.metadataBlocks.socialscience.fields[?typeName == 'timeMethod'].value[]&quot;]" calcext:value-type="string">
            <text:p>"timeMethod": ["datasetVersion.metadataBlocks.socialscience.fields[?typeName == 'timeMethod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dataCollector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06];&quot;REPLACE_ME&quot;;[.B106])" office:value-type="string" office:string-value="datasetVersion.metadataBlocks.socialscience.fields[?typeName == 'dataCollector'].value[]" calcext:value-type="string">
            <text:p>datasetVersion.metadataBlocks.socialscience.fields[?typeName == 'dataCollector'].value[]</text:p>
          </table:table-cell>
          <table:table-cell table:style-name="ce4" table:formula="of:=SUBSTITUTE([.D106];&quot;REPLACE_ME&quot;;[.C106])" office:value-type="string" office:string-value="datasetVersion.metadataBlocks.socialscience.fields[?typeName == 'dataCollector'].value[]" calcext:value-type="string">
            <text:p>datasetVersion.metadataBlocks.socialscience.fields[?typeName == 'dataCollector'].value[]</text:p>
          </table:table-cell>
          <table:table-cell table:style-name="ce2" table:formula="of:=CHAR(34)&amp;[.B106]&amp;CHAR(34)&amp;CHAR(58)&amp;CHAR(160)&amp;CHAR(91)&amp;CHAR(34)&amp;[.E106]&amp;CHAR(34)&amp;CHAR(93)" office:value-type="string" office:string-value="&quot;dataCollector&quot;: [&quot;datasetVersion.metadataBlocks.socialscience.fields[?typeName == 'dataCollector'].value[]&quot;]" calcext:value-type="string">
            <text:p>"dataCollector": ["datasetVersion.metadataBlocks.socialscience.fields[?typeName == 'dataCollector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collectorTraining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07];&quot;REPLACE_ME&quot;;[.B107])" office:value-type="string" office:string-value="datasetVersion.metadataBlocks.socialscience.fields[?typeName == 'collectorTraining'].value[]" calcext:value-type="string">
            <text:p>datasetVersion.metadataBlocks.socialscience.fields[?typeName == 'collectorTraining'].value[]</text:p>
          </table:table-cell>
          <table:table-cell table:style-name="ce4" table:formula="of:=SUBSTITUTE([.D107];&quot;REPLACE_ME&quot;;[.C107])" office:value-type="string" office:string-value="datasetVersion.metadataBlocks.socialscience.fields[?typeName == 'collectorTraining'].value[]" calcext:value-type="string">
            <text:p>datasetVersion.metadataBlocks.socialscience.fields[?typeName == 'collectorTraining'].value[]</text:p>
          </table:table-cell>
          <table:table-cell table:style-name="ce2" table:formula="of:=CHAR(34)&amp;[.B107]&amp;CHAR(34)&amp;CHAR(58)&amp;CHAR(160)&amp;CHAR(91)&amp;CHAR(34)&amp;[.E107]&amp;CHAR(34)&amp;CHAR(93)" office:value-type="string" office:string-value="&quot;collectorTraining&quot;: [&quot;datasetVersion.metadataBlocks.socialscience.fields[?typeName == 'collectorTraining'].value[]&quot;]" calcext:value-type="string">
            <text:p>"collectorTraining": ["datasetVersion.metadataBlocks.socialscience.fields[?typeName == 'collectorTraining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frequencyOfDataCollection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08];&quot;REPLACE_ME&quot;;[.B108])" office:value-type="string" office:string-value="datasetVersion.metadataBlocks.socialscience.fields[?typeName == 'frequencyOfDataCollection'].value[]" calcext:value-type="string">
            <text:p>datasetVersion.metadataBlocks.socialscience.fields[?typeName == 'frequencyOfDataCollection'].value[]</text:p>
          </table:table-cell>
          <table:table-cell table:style-name="ce4" table:formula="of:=SUBSTITUTE([.D108];&quot;REPLACE_ME&quot;;[.C108])" office:value-type="string" office:string-value="datasetVersion.metadataBlocks.socialscience.fields[?typeName == 'frequencyOfDataCollection'].value[]" calcext:value-type="string">
            <text:p>datasetVersion.metadataBlocks.socialscience.fields[?typeName == 'frequencyOfDataCollection'].value[]</text:p>
          </table:table-cell>
          <table:table-cell table:style-name="ce2" table:formula="of:=CHAR(34)&amp;[.B108]&amp;CHAR(34)&amp;CHAR(58)&amp;CHAR(160)&amp;CHAR(91)&amp;CHAR(34)&amp;[.E108]&amp;CHAR(34)&amp;CHAR(93)" office:value-type="string" office:string-value="&quot;frequencyOfDataCollection&quot;: [&quot;datasetVersion.metadataBlocks.socialscience.fields[?typeName == 'frequencyOfDataCollection'].value[]&quot;]" calcext:value-type="string">
            <text:p>"frequencyOfDataCollection": ["datasetVersion.metadataBlocks.socialscience.fields[?typeName == 'frequencyOfDataCollection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samplingProcedure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09];&quot;REPLACE_ME&quot;;[.B109])" office:value-type="string" office:string-value="datasetVersion.metadataBlocks.socialscience.fields[?typeName == 'samplingProcedure'].value[]" calcext:value-type="string">
            <text:p>datasetVersion.metadataBlocks.socialscience.fields[?typeName == 'samplingProcedure'].value[]</text:p>
          </table:table-cell>
          <table:table-cell table:style-name="ce4" table:formula="of:=SUBSTITUTE([.D109];&quot;REPLACE_ME&quot;;[.C109])" office:value-type="string" office:string-value="datasetVersion.metadataBlocks.socialscience.fields[?typeName == 'samplingProcedure'].value[]" calcext:value-type="string">
            <text:p>datasetVersion.metadataBlocks.socialscience.fields[?typeName == 'samplingProcedure'].value[]</text:p>
          </table:table-cell>
          <table:table-cell table:style-name="ce2" table:formula="of:=CHAR(34)&amp;[.B109]&amp;CHAR(34)&amp;CHAR(58)&amp;CHAR(160)&amp;CHAR(91)&amp;CHAR(34)&amp;[.E109]&amp;CHAR(34)&amp;CHAR(93)" office:value-type="string" office:string-value="&quot;samplingProcedure&quot;: [&quot;datasetVersion.metadataBlocks.socialscience.fields[?typeName == 'samplingProcedure'].value[]&quot;]" calcext:value-type="string">
            <text:p>"samplingProcedure": ["datasetVersion.metadataBlocks.socialscience.fields[?typeName == 'samplingProcedure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/>
          <table:table-cell table:style-name="ce2" table:number-columns-repeated="2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targetSampleSize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11];&quot;REPLACE_ME&quot;;[.B111])" office:value-type="string" office:string-value="datasetVersion.metadataBlocks.socialscience.fields[?typeName == 'targetSampleSize'].value[]" calcext:value-type="string">
            <text:p>datasetVersion.metadataBlocks.socialscience.fields[?typeName == 'targetSampleSize'].value[]</text:p>
          </table:table-cell>
          <table:table-cell table:style-name="ce4" table:formula="of:=SUBSTITUTE([.D111];&quot;REPLACE_ME&quot;;[.C111])" office:value-type="string" office:string-value="datasetVersion.metadataBlocks.socialscience.fields[?typeName == 'targetSampleSize'].value[]" calcext:value-type="string">
            <text:p>datasetVersion.metadataBlocks.socialscience.fields[?typeName == 'targetSampleSize'].value[]</text:p>
          </table:table-cell>
          <table:table-cell table:style-name="ce2" table:formula="of:=CHAR(34)&amp;[.B111]&amp;CHAR(34)&amp;CHAR(58)&amp;CHAR(160)&amp;CHAR(91)&amp;CHAR(34)&amp;[.E111]&amp;CHAR(34)&amp;CHAR(93)" office:value-type="string" office:string-value="&quot;targetSampleSize&quot;: [&quot;datasetVersion.metadataBlocks.socialscience.fields[?typeName == 'targetSampleSize'].value[]&quot;]" calcext:value-type="string">
            <text:p>"targetSampleSize": ["datasetVersion.metadataBlocks.socialscience.fields[?typeName == 'targetSampleSize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targetSampleActualSize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12];&quot;REPLACE_ME&quot;;[.B112])" office:value-type="string" office:string-value="datasetVersion.metadataBlocks.socialscience.fields[?typeName == 'targetSampleActualSize'].value[]" calcext:value-type="string">
            <text:p>datasetVersion.metadataBlocks.socialscience.fields[?typeName == 'targetSampleActualSize'].value[]</text:p>
          </table:table-cell>
          <table:table-cell table:style-name="ce2" office:value-type="string" calcext:value-type="string">
            <text:p>datasetVersion.metadataBlocks.socialscience.fields[?typeName == 'targetSampleSize'].value[].targetSampleActualSize.value[]</text:p>
          </table:table-cell>
          <table:table-cell table:style-name="ce2" table:formula="of:=CHAR(34)&amp;[.B112]&amp;CHAR(34)&amp;CHAR(58)&amp;CHAR(160)&amp;CHAR(91)&amp;CHAR(34)&amp;[.E112]&amp;CHAR(34)&amp;CHAR(93)" office:value-type="string" office:string-value="&quot;targetSampleActualSize&quot;: [&quot;datasetVersion.metadataBlocks.socialscience.fields[?typeName == 'targetSampleSize'].value[].targetSampleActualSize.value[]&quot;]" calcext:value-type="string">
            <text:p>"targetSampleActualSize": ["datasetVersion.metadataBlocks.socialscience.fields[?typeName == 'targetSampleSize'].value[].targetSampleActualSiz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targetSampleSizeFormula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13];&quot;REPLACE_ME&quot;;[.B113])" office:value-type="string" office:string-value="datasetVersion.metadataBlocks.socialscience.fields[?typeName == 'targetSampleSizeFormula'].value[]" calcext:value-type="string">
            <text:p>datasetVersion.metadataBlocks.socialscience.fields[?typeName == 'targetSampleSizeFormula'].value[]</text:p>
          </table:table-cell>
          <table:table-cell table:style-name="ce2" office:value-type="string" calcext:value-type="string">
            <text:p>datasetVersion.metadataBlocks.socialscience.fields[?typeName == 'targetSampleSize'].value[].targetSampleSizeFormula.value[]</text:p>
          </table:table-cell>
          <table:table-cell table:style-name="ce2" table:formula="of:=CHAR(34)&amp;[.B113]&amp;CHAR(34)&amp;CHAR(58)&amp;CHAR(160)&amp;CHAR(91)&amp;CHAR(34)&amp;[.E113]&amp;CHAR(34)&amp;CHAR(93)" office:value-type="string" office:string-value="&quot;targetSampleSizeFormula&quot;: [&quot;datasetVersion.metadataBlocks.socialscience.fields[?typeName == 'targetSampleSize'].value[].targetSampleSizeFormula.value[]&quot;]" calcext:value-type="string">
            <text:p>"targetSampleSizeFormula": ["datasetVersion.metadataBlocks.socialscience.fields[?typeName == 'targetSampleSize'].value[].targetSampleSizeFormula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/>
          <table:table-cell table:style-name="ce2" table:number-columns-repeated="2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deviationsFromSampleDesign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15];&quot;REPLACE_ME&quot;;[.B115])" office:value-type="string" office:string-value="datasetVersion.metadataBlocks.socialscience.fields[?typeName == 'deviationsFromSampleDesign'].value[]" calcext:value-type="string">
            <text:p>datasetVersion.metadataBlocks.socialscience.fields[?typeName == 'deviationsFromSampleDesign'].value[]</text:p>
          </table:table-cell>
          <table:table-cell table:style-name="ce2" office:value-type="string" calcext:value-type="string">
            <text:p>datasetVersion.metadataBlocks.socialscience.fields[?typeName == 'deviationsFromSampleDesign'].value[]</text:p>
          </table:table-cell>
          <table:table-cell table:style-name="ce2" table:formula="of:=CHAR(34)&amp;[.B115]&amp;CHAR(34)&amp;CHAR(58)&amp;CHAR(160)&amp;CHAR(91)&amp;CHAR(34)&amp;[.E115]&amp;CHAR(34)&amp;CHAR(93)" office:value-type="string" office:string-value="&quot;deviationsFromSampleDesign&quot;: [&quot;datasetVersion.metadataBlocks.socialscience.fields[?typeName == 'deviationsFromSampleDesign'].value[]&quot;]" calcext:value-type="string">
            <text:p>"deviationsFromSampleDesign": ["datasetVersion.metadataBlocks.socialscience.fields[?typeName == 'deviationsFromSampleDesign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collectionMode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16];&quot;REPLACE_ME&quot;;[.B116])" office:value-type="string" office:string-value="datasetVersion.metadataBlocks.socialscience.fields[?typeName == 'collectionMode'].value[]" calcext:value-type="string">
            <text:p>datasetVersion.metadataBlocks.socialscience.fields[?typeName == 'collectionMode'].value[]</text:p>
          </table:table-cell>
          <table:table-cell table:style-name="ce2" office:value-type="string" calcext:value-type="string">
            <text:p>datasetVersion.metadataBlocks.socialscience.fields[?typeName == 'collectionMode'].value[]</text:p>
          </table:table-cell>
          <table:table-cell table:style-name="ce2" table:formula="of:=CHAR(34)&amp;[.B116]&amp;CHAR(34)&amp;CHAR(58)&amp;CHAR(160)&amp;CHAR(91)&amp;CHAR(34)&amp;[.E116]&amp;CHAR(34)&amp;CHAR(93)" office:value-type="string" office:string-value="&quot;collectionMode&quot;: [&quot;datasetVersion.metadataBlocks.socialscience.fields[?typeName == 'collectionMode'].value[]&quot;]" calcext:value-type="string">
            <text:p>"collectionMode": ["datasetVersion.metadataBlocks.socialscience.fields[?typeName == 'collectionMode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researchInstrument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17];&quot;REPLACE_ME&quot;;[.B117])" office:value-type="string" office:string-value="datasetVersion.metadataBlocks.socialscience.fields[?typeName == 'researchInstrument'].value[]" calcext:value-type="string">
            <text:p>datasetVersion.metadataBlocks.socialscience.fields[?typeName == 'researchInstrument'].value[]</text:p>
          </table:table-cell>
          <table:table-cell table:style-name="ce2" office:value-type="string" calcext:value-type="string">
            <text:p>datasetVersion.metadataBlocks.socialscience.fields[?typeName == 'researchInstrument'].value[]</text:p>
          </table:table-cell>
          <table:table-cell table:style-name="ce2" table:formula="of:=CHAR(34)&amp;[.B117]&amp;CHAR(34)&amp;CHAR(58)&amp;CHAR(160)&amp;CHAR(91)&amp;CHAR(34)&amp;[.E117]&amp;CHAR(34)&amp;CHAR(93)" office:value-type="string" office:string-value="&quot;researchInstrument&quot;: [&quot;datasetVersion.metadataBlocks.socialscience.fields[?typeName == 'researchInstrument'].value[]&quot;]" calcext:value-type="string">
            <text:p>"researchInstrument": ["datasetVersion.metadataBlocks.socialscience.fields[?typeName == 'researchInstrument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dataCollectionSituation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18];&quot;REPLACE_ME&quot;;[.B118])" office:value-type="string" office:string-value="datasetVersion.metadataBlocks.socialscience.fields[?typeName == 'dataCollectionSituation'].value[]" calcext:value-type="string">
            <text:p>datasetVersion.metadataBlocks.socialscience.fields[?typeName == 'dataCollectionSituation'].value[]</text:p>
          </table:table-cell>
          <table:table-cell table:style-name="ce2" office:value-type="string" calcext:value-type="string">
            <text:p>datasetVersion.metadataBlocks.socialscience.fields[?typeName == 'dataCollectionSituation'].value[]</text:p>
          </table:table-cell>
          <table:table-cell table:style-name="ce2" table:formula="of:=CHAR(34)&amp;[.B118]&amp;CHAR(34)&amp;CHAR(58)&amp;CHAR(160)&amp;CHAR(91)&amp;CHAR(34)&amp;[.E118]&amp;CHAR(34)&amp;CHAR(93)" office:value-type="string" office:string-value="&quot;dataCollectionSituation&quot;: [&quot;datasetVersion.metadataBlocks.socialscience.fields[?typeName == 'dataCollectionSituation'].value[]&quot;]" calcext:value-type="string">
            <text:p>"dataCollectionSituation": ["datasetVersion.metadataBlocks.socialscience.fields[?typeName == 'dataCollectionSituation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actionsToMinimizeLoss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19];&quot;REPLACE_ME&quot;;[.B119])" office:value-type="string" office:string-value="datasetVersion.metadataBlocks.socialscience.fields[?typeName == 'actionsToMinimizeLoss'].value[]" calcext:value-type="string">
            <text:p>datasetVersion.metadataBlocks.socialscience.fields[?typeName == 'actionsToMinimizeLoss'].value[]</text:p>
          </table:table-cell>
          <table:table-cell table:style-name="ce2" office:value-type="string" calcext:value-type="string">
            <text:p>datasetVersion.metadataBlocks.socialscience.fields[?typeName == 'actionsToMinimizeLoss'].value[]</text:p>
          </table:table-cell>
          <table:table-cell table:style-name="ce2" table:formula="of:=CHAR(34)&amp;[.B119]&amp;CHAR(34)&amp;CHAR(58)&amp;CHAR(160)&amp;CHAR(91)&amp;CHAR(34)&amp;[.E119]&amp;CHAR(34)&amp;CHAR(93)" office:value-type="string" office:string-value="&quot;actionsToMinimizeLoss&quot;: [&quot;datasetVersion.metadataBlocks.socialscience.fields[?typeName == 'actionsToMinimizeLoss'].value[]&quot;]" calcext:value-type="string">
            <text:p>"actionsToMinimizeLoss": ["datasetVersion.metadataBlocks.socialscience.fields[?typeName == 'actionsToMinimizeLoss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controlOperations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20];&quot;REPLACE_ME&quot;;[.B120])" office:value-type="string" office:string-value="datasetVersion.metadataBlocks.socialscience.fields[?typeName == 'controlOperations'].value[]" calcext:value-type="string">
            <text:p>datasetVersion.metadataBlocks.socialscience.fields[?typeName == 'controlOperations'].value[]</text:p>
          </table:table-cell>
          <table:table-cell table:style-name="ce2" office:value-type="string" calcext:value-type="string">
            <text:p>datasetVersion.metadataBlocks.socialscience.fields[?typeName == 'controlOperations'].value[]</text:p>
          </table:table-cell>
          <table:table-cell table:style-name="ce2" table:formula="of:=CHAR(34)&amp;[.B120]&amp;CHAR(34)&amp;CHAR(58)&amp;CHAR(160)&amp;CHAR(91)&amp;CHAR(34)&amp;[.E120]&amp;CHAR(34)&amp;CHAR(93)" office:value-type="string" office:string-value="&quot;controlOperations&quot;: [&quot;datasetVersion.metadataBlocks.socialscience.fields[?typeName == 'controlOperations'].value[]&quot;]" calcext:value-type="string">
            <text:p>"controlOperations": ["datasetVersion.metadataBlocks.socialscience.fields[?typeName == 'controlOperations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weighting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21];&quot;REPLACE_ME&quot;;[.B121])" office:value-type="string" office:string-value="datasetVersion.metadataBlocks.socialscience.fields[?typeName == 'weighting'].value[]" calcext:value-type="string">
            <text:p>datasetVersion.metadataBlocks.socialscience.fields[?typeName == 'weighting'].value[]</text:p>
          </table:table-cell>
          <table:table-cell table:style-name="ce2" office:value-type="string" calcext:value-type="string">
            <text:p>datasetVersion.metadataBlocks.socialscience.fields[?typeName == 'weighting'].value[]</text:p>
          </table:table-cell>
          <table:table-cell table:style-name="ce2" table:formula="of:=CHAR(34)&amp;[.B121]&amp;CHAR(34)&amp;CHAR(58)&amp;CHAR(160)&amp;CHAR(91)&amp;CHAR(34)&amp;[.E121]&amp;CHAR(34)&amp;CHAR(93)" office:value-type="string" office:string-value="&quot;weighting&quot;: [&quot;datasetVersion.metadataBlocks.socialscience.fields[?typeName == 'weighting'].value[]&quot;]" calcext:value-type="string">
            <text:p>"weighting": ["datasetVersion.metadataBlocks.socialscience.fields[?typeName == 'weighting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cleaningOperations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22];&quot;REPLACE_ME&quot;;[.B122])" office:value-type="string" office:string-value="datasetVersion.metadataBlocks.socialscience.fields[?typeName == 'cleaningOperations'].value[]" calcext:value-type="string">
            <text:p>datasetVersion.metadataBlocks.socialscience.fields[?typeName == 'cleaningOperations'].value[]</text:p>
          </table:table-cell>
          <table:table-cell table:style-name="ce2" office:value-type="string" calcext:value-type="string">
            <text:p>datasetVersion.metadataBlocks.socialscience.fields[?typeName == 'cleaningOperations'].value[]</text:p>
          </table:table-cell>
          <table:table-cell table:style-name="ce2" table:formula="of:=CHAR(34)&amp;[.B122]&amp;CHAR(34)&amp;CHAR(58)&amp;CHAR(160)&amp;CHAR(91)&amp;CHAR(34)&amp;[.E122]&amp;CHAR(34)&amp;CHAR(93)" office:value-type="string" office:string-value="&quot;cleaningOperations&quot;: [&quot;datasetVersion.metadataBlocks.socialscience.fields[?typeName == 'cleaningOperations'].value[]&quot;]" calcext:value-type="string">
            <text:p>"cleaningOperations": ["datasetVersion.metadataBlocks.socialscience.fields[?typeName == 'cleaningOperations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datasetLevelErrorNotes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23];&quot;REPLACE_ME&quot;;[.B123])" office:value-type="string" office:string-value="datasetVersion.metadataBlocks.socialscience.fields[?typeName == 'datasetLevelErrorNotes'].value[]" calcext:value-type="string">
            <text:p>datasetVersion.metadataBlocks.socialscience.fields[?typeName == 'datasetLevelErrorNotes'].value[]</text:p>
          </table:table-cell>
          <table:table-cell table:style-name="ce2" office:value-type="string" calcext:value-type="string">
            <text:p>datasetVersion.metadataBlocks.socialscience.fields[?typeName == 'datasetLevelErrorNotes'].value[]</text:p>
          </table:table-cell>
          <table:table-cell table:style-name="ce2" table:formula="of:=CHAR(34)&amp;[.B123]&amp;CHAR(34)&amp;CHAR(58)&amp;CHAR(160)&amp;CHAR(91)&amp;CHAR(34)&amp;[.E123]&amp;CHAR(34)&amp;CHAR(93)" office:value-type="string" office:string-value="&quot;datasetLevelErrorNotes&quot;: [&quot;datasetVersion.metadataBlocks.socialscience.fields[?typeName == 'datasetLevelErrorNotes'].value[]&quot;]" calcext:value-type="string">
            <text:p>"datasetLevelErrorNotes": ["datasetVersion.metadataBlocks.socialscience.fields[?typeName == 'datasetLevelErrorNotes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responseRate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24];&quot;REPLACE_ME&quot;;[.B124])" office:value-type="string" office:string-value="datasetVersion.metadataBlocks.socialscience.fields[?typeName == 'responseRate'].value[]" calcext:value-type="string">
            <text:p>datasetVersion.metadataBlocks.socialscience.fields[?typeName == 'responseRate'].value[]</text:p>
          </table:table-cell>
          <table:table-cell table:style-name="ce2" office:value-type="string" calcext:value-type="string">
            <text:p>datasetVersion.metadataBlocks.socialscience.fields[?typeName == 'responseRate'].value[]</text:p>
          </table:table-cell>
          <table:table-cell table:style-name="ce2" table:formula="of:=CHAR(34)&amp;[.B124]&amp;CHAR(34)&amp;CHAR(58)&amp;CHAR(160)&amp;CHAR(91)&amp;CHAR(34)&amp;[.E124]&amp;CHAR(34)&amp;CHAR(93)" office:value-type="string" office:string-value="&quot;responseRate&quot;: [&quot;datasetVersion.metadataBlocks.socialscience.fields[?typeName == 'responseRate'].value[]&quot;]" calcext:value-type="string">
            <text:p>"responseRate": ["datasetVersion.metadataBlocks.socialscience.fields[?typeName == 'responseRate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samplingErrorEstimates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25];&quot;REPLACE_ME&quot;;[.B125])" office:value-type="string" office:string-value="datasetVersion.metadataBlocks.socialscience.fields[?typeName == 'samplingErrorEstimates'].value[]" calcext:value-type="string">
            <text:p>datasetVersion.metadataBlocks.socialscience.fields[?typeName == 'samplingErrorEstimates'].value[]</text:p>
          </table:table-cell>
          <table:table-cell table:style-name="ce2" office:value-type="string" calcext:value-type="string">
            <text:p>datasetVersion.metadataBlocks.socialscience.fields[?typeName == 'samplingErrorEstimates'].value[]</text:p>
          </table:table-cell>
          <table:table-cell table:style-name="ce2" table:formula="of:=CHAR(34)&amp;[.B125]&amp;CHAR(34)&amp;CHAR(58)&amp;CHAR(160)&amp;CHAR(91)&amp;CHAR(34)&amp;[.E125]&amp;CHAR(34)&amp;CHAR(93)" office:value-type="string" office:string-value="&quot;samplingErrorEstimates&quot;: [&quot;datasetVersion.metadataBlocks.socialscience.fields[?typeName == 'samplingErrorEstimates'].value[]&quot;]" calcext:value-type="string">
            <text:p>"samplingErrorEstimates": ["datasetVersion.metadataBlocks.socialscience.fields[?typeName == 'samplingErrorEstimates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otherDataAppraisal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26];&quot;REPLACE_ME&quot;;[.B126])" office:value-type="string" office:string-value="datasetVersion.metadataBlocks.socialscience.fields[?typeName == 'otherDataAppraisal'].value[]" calcext:value-type="string">
            <text:p>datasetVersion.metadataBlocks.socialscience.fields[?typeName == 'otherDataAppraisal'].value[]</text:p>
          </table:table-cell>
          <table:table-cell table:style-name="ce2" office:value-type="string" calcext:value-type="string">
            <text:p>datasetVersion.metadataBlocks.socialscience.fields[?typeName == 'otherDataAppraisal'].value[]</text:p>
          </table:table-cell>
          <table:table-cell table:style-name="ce2" table:formula="of:=CHAR(34)&amp;[.B126]&amp;CHAR(34)&amp;CHAR(58)&amp;CHAR(160)&amp;CHAR(91)&amp;CHAR(34)&amp;[.E126]&amp;CHAR(34)&amp;CHAR(93)" office:value-type="string" office:string-value="&quot;otherDataAppraisal&quot;: [&quot;datasetVersion.metadataBlocks.socialscience.fields[?typeName == 'otherDataAppraisal'].value[]&quot;]" calcext:value-type="string">
            <text:p>"otherDataAppraisal": ["datasetVersion.metadataBlocks.socialscience.fields[?typeName == 'otherDataAppraisal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/>
          <table:table-cell table:style-name="ce2" table:number-columns-repeated="2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socialScienceNotes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28];&quot;REPLACE_ME&quot;;[.B128])" office:value-type="string" office:string-value="datasetVersion.metadataBlocks.socialscience.fields[?typeName == 'socialScienceNotes'].value[]" calcext:value-type="string">
            <text:p>datasetVersion.metadataBlocks.socialscience.fields[?typeName == 'socialScienceNotes'].value[]</text:p>
          </table:table-cell>
          <table:table-cell table:style-name="ce2" office:value-type="string" calcext:value-type="string">
            <text:p>datasetVersion.metadataBlocks.socialscience.fields[?typeName == 'socialScienceNotes'].value[]</text:p>
          </table:table-cell>
          <table:table-cell table:style-name="ce2" table:formula="of:=CHAR(34)&amp;[.B128]&amp;CHAR(34)&amp;CHAR(58)&amp;CHAR(160)&amp;CHAR(91)&amp;CHAR(34)&amp;[.E128]&amp;CHAR(34)&amp;CHAR(93)" office:value-type="string" office:string-value="&quot;socialScienceNotes&quot;: [&quot;datasetVersion.metadataBlocks.socialscience.fields[?typeName == 'socialScienceNotes'].value[]&quot;]" calcext:value-type="string">
            <text:p>"socialScienceNotes": ["datasetVersion.metadataBlocks.socialscience.fields[?typeName == 'socialScienceNotes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socialScienceNotesType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29];&quot;REPLACE_ME&quot;;[.B129])" office:value-type="string" office:string-value="datasetVersion.metadataBlocks.socialscience.fields[?typeName == 'socialScienceNotesType'].value[]" calcext:value-type="string">
            <text:p>datasetVersion.metadataBlocks.socialscience.fields[?typeName == 'socialScienceNotesType'].value[]</text:p>
          </table:table-cell>
          <table:table-cell table:style-name="ce2" office:value-type="string" calcext:value-type="string">
            <text:p>datasetVersion.metadataBlocks.socialscience.fields[?typeName == 'socialScienceNotes'].value[].socialScienceNotesType.value[]</text:p>
          </table:table-cell>
          <table:table-cell table:style-name="ce2" table:formula="of:=CHAR(34)&amp;[.B129]&amp;CHAR(34)&amp;CHAR(58)&amp;CHAR(160)&amp;CHAR(91)&amp;CHAR(34)&amp;[.E129]&amp;CHAR(34)&amp;CHAR(93)" office:value-type="string" office:string-value="&quot;socialScienceNotesType&quot;: [&quot;datasetVersion.metadataBlocks.socialscience.fields[?typeName == 'socialScienceNotes'].value[].socialScienceNotesType.value[]&quot;]" calcext:value-type="string">
            <text:p>"socialScienceNotesType": ["datasetVersion.metadataBlocks.socialscience.fields[?typeName == 'socialScienceNotes'].value[].socialScienceNotesTyp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socialScienceNotesSubject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30];&quot;REPLACE_ME&quot;;[.B130])" office:value-type="string" office:string-value="datasetVersion.metadataBlocks.socialscience.fields[?typeName == 'socialScienceNotesSubject'].value[]" calcext:value-type="string">
            <text:p>datasetVersion.metadataBlocks.socialscience.fields[?typeName == 'socialScienceNotesSubject'].value[]</text:p>
          </table:table-cell>
          <table:table-cell table:style-name="ce2" office:value-type="string" calcext:value-type="string">
            <text:p>datasetVersion.metadataBlocks.socialscience.fields[?typeName == 'socialScienceNotes'].value[].socialScienceNotesSubject.value[]</text:p>
          </table:table-cell>
          <table:table-cell table:style-name="ce2" table:formula="of:=CHAR(34)&amp;[.B130]&amp;CHAR(34)&amp;CHAR(58)&amp;CHAR(160)&amp;CHAR(91)&amp;CHAR(34)&amp;[.E130]&amp;CHAR(34)&amp;CHAR(93)" office:value-type="string" office:string-value="&quot;socialScienceNotesSubject&quot;: [&quot;datasetVersion.metadataBlocks.socialscience.fields[?typeName == 'socialScienceNotes'].value[].socialScienceNotesSubject.value[]&quot;]" calcext:value-type="string">
            <text:p>"socialScienceNotesSubject": ["datasetVersion.metadataBlocks.socialscience.fields[?typeName == 'socialScienceNotes'].value[].socialScienceNotesSubject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socialscience</text:p>
          </table:table-cell>
          <table:table-cell table:style-name="ce2" office:value-type="string" calcext:value-type="string">
            <text:p>socialScienceNotesText</text:p>
          </table:table-cell>
          <table:table-cell table:style-name="ce2" office:value-type="string" calcext:value-type="string">
            <text:p>datasetVersion.metadataBlocks.socialscience.fields[?typeName == 'REPLACE_ME'].value[]</text:p>
          </table:table-cell>
          <table:table-cell table:style-name="ce4" table:formula="of:=SUBSTITUTE([.C131];&quot;REPLACE_ME&quot;;[.B131])" office:value-type="string" office:string-value="datasetVersion.metadataBlocks.socialscience.fields[?typeName == 'socialScienceNotesText'].value[]" calcext:value-type="string">
            <text:p>datasetVersion.metadataBlocks.socialscience.fields[?typeName == 'socialScienceNotesText'].value[]</text:p>
          </table:table-cell>
          <table:table-cell table:style-name="ce2" office:value-type="string" calcext:value-type="string">
            <text:p>datasetVersion.metadataBlocks.socialscience.fields[?typeName == 'socialScienceNotes'].value[].socialScienceNotesText.value[]</text:p>
          </table:table-cell>
          <table:table-cell table:style-name="ce2" table:formula="of:=CHAR(34)&amp;[.B131]&amp;CHAR(34)&amp;CHAR(58)&amp;CHAR(160)&amp;CHAR(91)&amp;CHAR(34)&amp;[.E131]&amp;CHAR(34)&amp;CHAR(93)" office:value-type="string" office:string-value="&quot;socialScienceNotesText&quot;: [&quot;datasetVersion.metadataBlocks.socialscience.fields[?typeName == 'socialScienceNotes'].value[].socialScienceNotesText.value[]&quot;]" calcext:value-type="string">
            <text:p>"socialScienceNotesText": ["datasetVersion.metadataBlocks.socialscience.fields[?typeName == 'socialScienceNotes'].value[].socialScienceNotesText.value[]"]</text:p>
          </table:table-cell>
          <table:table-cell table:style-name="ce2" table:number-columns-repeated="19"/>
          <table:table-cell table:number-columns-repeated="999"/>
        </table:table-row>
        <table:table-row table:style-name="ro1" table:number-rows-repeated="2">
          <table:table-cell table:style-name="ce2" table:number-columns-repeated="25"/>
          <table:table-cell table:number-columns-repeated="999"/>
        </table:table-row>
        <table:table-row table:style-name="ro1">
          <table:table-cell table:style-name="ce2" office:value-type="string" calcext:value-type="string">
            <text:p>geospatial</text:p>
          </table:table-cell>
          <table:table-cell table:style-name="ce2" office:value-type="string" calcext:value-type="string">
            <text:p>geographicCoverage</text:p>
          </table:table-cell>
          <table:table-cell table:style-name="ce2" office:value-type="string" calcext:value-type="string">
            <text:p>datasetVersion.metadataBlocks.geospatial.fields[?typeName == 'REPLACE_ME'].value[]</text:p>
          </table:table-cell>
          <table:table-cell table:style-name="ce4" table:formula="of:=SUBSTITUTE([.C134];&quot;REPLACE_ME&quot;;[.B134])" office:value-type="string" office:string-value="datasetVersion.metadataBlocks.geospatial.fields[?typeName == 'geographicCoverage'].value[]" calcext:value-type="string">
            <text:p>datasetVersion.metadataBlocks.geospatial.fields[?typeName == 'geographicCoverage'].value[]</text:p>
          </table:table-cell>
          <table:table-cell table:style-name="ce2" office:value-type="string" calcext:value-type="string">
            <text:p>datasetVersion.metadataBlocks.geospatial.fields[?typeName == 'geographicCoverage'].value[]</text:p>
          </table:table-cell>
          <table:table-cell table:style-name="ce2" table:formula="of:=CHAR(34)&amp;[.B134]&amp;CHAR(34)&amp;CHAR(58)&amp;CHAR(160)&amp;CHAR(91)&amp;CHAR(34)&amp;[.E134]&amp;CHAR(34)&amp;CHAR(93)" office:value-type="string" office:string-value="&quot;geographicCoverage&quot;: [&quot;datasetVersion.metadataBlocks.geospatial.fields[?typeName == 'geographicCoverage'].value[]&quot;]" calcext:value-type="string">
            <text:p>"geographicCoverage": ["datasetVersion.metadataBlocks.geospatial.fields[?typeName == 'geographicCoverage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geospatial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datasetVersion.metadataBlocks.geospatial.fields[?typeName == 'REPLACE_ME'].value[]</text:p>
          </table:table-cell>
          <table:table-cell table:style-name="ce4" table:formula="of:=SUBSTITUTE([.C135];&quot;REPLACE_ME&quot;;[.B135])" office:value-type="string" office:string-value="datasetVersion.metadataBlocks.geospatial.fields[?typeName == 'country'].value[]" calcext:value-type="string">
            <text:p>datasetVersion.metadataBlocks.geospatial.fields[?typeName == 'country'].value[]</text:p>
          </table:table-cell>
          <table:table-cell table:style-name="ce2" office:value-type="string" calcext:value-type="string">
            <text:p>datasetVersion.metadataBlocks.geospatial.fields[?typeName == 'geographicCoverage'].value[*].country.value[]</text:p>
          </table:table-cell>
          <table:table-cell table:style-name="ce2" table:formula="of:=CHAR(34)&amp;[.B135]&amp;CHAR(34)&amp;CHAR(58)&amp;CHAR(160)&amp;CHAR(91)&amp;CHAR(34)&amp;[.E135]&amp;CHAR(34)&amp;CHAR(93)" office:value-type="string" office:string-value="&quot;country&quot;: [&quot;datasetVersion.metadataBlocks.geospatial.fields[?typeName == 'geographicCoverage'].value[*].country.value[]&quot;]" calcext:value-type="string">
            <text:p>"country": ["datasetVersion.metadataBlocks.geospatial.fields[?typeName == 'geographicCoverage'].value[*].country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geospatia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datasetVersion.metadataBlocks.geospatial.fields[?typeName == 'REPLACE_ME'].value[]</text:p>
          </table:table-cell>
          <table:table-cell table:style-name="ce4" table:formula="of:=SUBSTITUTE([.C136];&quot;REPLACE_ME&quot;;[.B136])" office:value-type="string" office:string-value="datasetVersion.metadataBlocks.geospatial.fields[?typeName == 'state'].value[]" calcext:value-type="string">
            <text:p>datasetVersion.metadataBlocks.geospatial.fields[?typeName == 'state'].value[]</text:p>
          </table:table-cell>
          <table:table-cell table:style-name="ce2" office:value-type="string" calcext:value-type="string">
            <text:p>datasetVersion.metadataBlocks.geospatial.fields[?typeName == 'geographicCoverage'].value[*].state.value[]</text:p>
          </table:table-cell>
          <table:table-cell table:style-name="ce2" table:formula="of:=CHAR(34)&amp;[.B136]&amp;CHAR(34)&amp;CHAR(58)&amp;CHAR(160)&amp;CHAR(91)&amp;CHAR(34)&amp;[.E136]&amp;CHAR(34)&amp;CHAR(93)" office:value-type="string" office:string-value="&quot;state&quot;: [&quot;datasetVersion.metadataBlocks.geospatial.fields[?typeName == 'geographicCoverage'].value[*].state.value[]&quot;]" calcext:value-type="string">
            <text:p>"state": ["datasetVersion.metadataBlocks.geospatial.fields[?typeName == 'geographicCoverage'].value[*].stat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geospatial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datasetVersion.metadataBlocks.geospatial.fields[?typeName == 'REPLACE_ME'].value[]</text:p>
          </table:table-cell>
          <table:table-cell table:style-name="ce4" table:formula="of:=SUBSTITUTE([.C137];&quot;REPLACE_ME&quot;;[.B137])" office:value-type="string" office:string-value="datasetVersion.metadataBlocks.geospatial.fields[?typeName == 'city'].value[]" calcext:value-type="string">
            <text:p>datasetVersion.metadataBlocks.geospatial.fields[?typeName == 'city'].value[]</text:p>
          </table:table-cell>
          <table:table-cell table:style-name="ce2" office:value-type="string" calcext:value-type="string">
            <text:p>datasetVersion.metadataBlocks.geospatial.fields[?typeName == 'geographicCoverage'].value[*].city.value[]</text:p>
          </table:table-cell>
          <table:table-cell table:style-name="ce2" table:formula="of:=CHAR(34)&amp;[.B137]&amp;CHAR(34)&amp;CHAR(58)&amp;CHAR(160)&amp;CHAR(91)&amp;CHAR(34)&amp;[.E137]&amp;CHAR(34)&amp;CHAR(93)" office:value-type="string" office:string-value="&quot;city&quot;: [&quot;datasetVersion.metadataBlocks.geospatial.fields[?typeName == 'geographicCoverage'].value[*].city.value[]&quot;]" calcext:value-type="string">
            <text:p>"city": ["datasetVersion.metadataBlocks.geospatial.fields[?typeName == 'geographicCoverage'].value[*].city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geospatial</text:p>
          </table:table-cell>
          <table:table-cell table:style-name="ce2" office:value-type="string" calcext:value-type="string">
            <text:p>otherGeographicCoverage</text:p>
          </table:table-cell>
          <table:table-cell table:style-name="ce2" office:value-type="string" calcext:value-type="string">
            <text:p>datasetVersion.metadataBlocks.geospatial.fields[?typeName == 'REPLACE_ME'].value[]</text:p>
          </table:table-cell>
          <table:table-cell table:style-name="ce4" table:formula="of:=SUBSTITUTE([.C138];&quot;REPLACE_ME&quot;;[.B138])" office:value-type="string" office:string-value="datasetVersion.metadataBlocks.geospatial.fields[?typeName == 'otherGeographicCoverage'].value[]" calcext:value-type="string">
            <text:p>datasetVersion.metadataBlocks.geospatial.fields[?typeName == 'otherGeographicCoverage'].value[]</text:p>
          </table:table-cell>
          <table:table-cell table:style-name="ce2" office:value-type="string" calcext:value-type="string">
            <text:p>datasetVersion.metadataBlocks.geospatial.fields[?typeName == 'geographicCoverage'].value[*].otherGeographicCoverage.value[]</text:p>
          </table:table-cell>
          <table:table-cell table:style-name="ce2" table:formula="of:=CHAR(34)&amp;[.B138]&amp;CHAR(34)&amp;CHAR(58)&amp;CHAR(160)&amp;CHAR(91)&amp;CHAR(34)&amp;[.E138]&amp;CHAR(34)&amp;CHAR(93)" office:value-type="string" office:string-value="&quot;otherGeographicCoverage&quot;: [&quot;datasetVersion.metadataBlocks.geospatial.fields[?typeName == 'geographicCoverage'].value[*].otherGeographicCoverage.value[]&quot;]" calcext:value-type="string">
            <text:p>"otherGeographicCoverage": ["datasetVersion.metadataBlocks.geospatial.fields[?typeName == 'geographicCoverage'].value[*].otherGeographicCoverag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geospatial</text:p>
          </table:table-cell>
          <table:table-cell table:style-name="ce2" office:value-type="string" calcext:value-type="string">
            <text:p>geographicUnit</text:p>
          </table:table-cell>
          <table:table-cell table:style-name="ce2" office:value-type="string" calcext:value-type="string">
            <text:p>datasetVersion.metadataBlocks.geospatial.fields[?typeName == 'REPLACE_ME'].value[]</text:p>
          </table:table-cell>
          <table:table-cell table:style-name="ce4" table:formula="of:=SUBSTITUTE([.C140];&quot;REPLACE_ME&quot;;[.B140])" office:value-type="string" office:string-value="datasetVersion.metadataBlocks.geospatial.fields[?typeName == 'geographicUnit'].value[]" calcext:value-type="string">
            <text:p>datasetVersion.metadataBlocks.geospatial.fields[?typeName == 'geographicUnit'].value[]</text:p>
          </table:table-cell>
          <table:table-cell table:style-name="ce2" office:value-type="string" calcext:value-type="string">
            <text:p>datasetVersion.metadataBlocks.geospatial.fields[?typeName == 'geographicUnit'].value[]</text:p>
          </table:table-cell>
          <table:table-cell table:style-name="ce2" table:formula="of:=CHAR(34)&amp;[.B140]&amp;CHAR(34)&amp;CHAR(58)&amp;CHAR(160)&amp;CHAR(91)&amp;CHAR(34)&amp;[.E140]&amp;CHAR(34)&amp;CHAR(93)" office:value-type="string" office:string-value="&quot;geographicUnit&quot;: [&quot;datasetVersion.metadataBlocks.geospatial.fields[?typeName == 'geographicUnit'].value[]&quot;]" calcext:value-type="string">
            <text:p>"geographicUnit": ["datasetVersion.metadataBlocks.geospatial.fields[?typeName == 'geographicUnit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geospatial</text:p>
          </table:table-cell>
          <table:table-cell table:style-name="ce2" office:value-type="string" calcext:value-type="string">
            <text:p>geographicBoundingBox</text:p>
          </table:table-cell>
          <table:table-cell table:style-name="ce2" office:value-type="string" calcext:value-type="string">
            <text:p>datasetVersion.metadataBlocks.geospatial.fields[?typeName == 'REPLACE_ME'].value[]</text:p>
          </table:table-cell>
          <table:table-cell table:style-name="ce4" table:formula="of:=SUBSTITUTE([.C142];&quot;REPLACE_ME&quot;;[.B142])" office:value-type="string" office:string-value="datasetVersion.metadataBlocks.geospatial.fields[?typeName == 'geographicBoundingBox'].value[]" calcext:value-type="string">
            <text:p>datasetVersion.metadataBlocks.geospatial.fields[?typeName == 'geographicBoundingBox'].value[]</text:p>
          </table:table-cell>
          <table:table-cell table:style-name="ce2" office:value-type="string" calcext:value-type="string">
            <text:p>datasetVersion.metadataBlocks.geospatial.fields[?typeName == 'geographicBoundingBox'].value[]</text:p>
          </table:table-cell>
          <table:table-cell table:style-name="ce2" table:formula="of:=CHAR(34)&amp;[.B142]&amp;CHAR(34)&amp;CHAR(58)&amp;CHAR(160)&amp;CHAR(91)&amp;CHAR(34)&amp;[.E142]&amp;CHAR(34)&amp;CHAR(93)" office:value-type="string" office:string-value="&quot;geographicBoundingBox&quot;: [&quot;datasetVersion.metadataBlocks.geospatial.fields[?typeName == 'geographicBoundingBox'].value[]&quot;]" calcext:value-type="string">
            <text:p>"geographicBoundingBox": ["datasetVersion.metadataBlocks.geospatial.fields[?typeName == 'geographicBoundingBox']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geospatial</text:p>
          </table:table-cell>
          <table:table-cell table:style-name="ce2" office:value-type="string" calcext:value-type="string">
            <text:p>westLongitude</text:p>
          </table:table-cell>
          <table:table-cell table:style-name="ce2" office:value-type="string" calcext:value-type="string">
            <text:p>datasetVersion.metadataBlocks.geospatial.fields[?typeName == 'REPLACE_ME'].value[]</text:p>
          </table:table-cell>
          <table:table-cell table:style-name="ce4" table:formula="of:=SUBSTITUTE([.C143];&quot;REPLACE_ME&quot;;[.B143])" office:value-type="string" office:string-value="datasetVersion.metadataBlocks.geospatial.fields[?typeName == 'westLongitude'].value[]" calcext:value-type="string">
            <text:p>datasetVersion.metadataBlocks.geospatial.fields[?typeName == 'westLongitude'].value[]</text:p>
          </table:table-cell>
          <table:table-cell table:style-name="ce2" office:value-type="string" calcext:value-type="string">
            <text:p>datasetVersion.metadataBlocks.geospatial.fields[?typeName == 'geographicBoundingBox'].value[*].westLongitude.value[]</text:p>
          </table:table-cell>
          <table:table-cell table:style-name="ce2" table:formula="of:=CHAR(34)&amp;[.B143]&amp;CHAR(34)&amp;CHAR(58)&amp;CHAR(160)&amp;CHAR(91)&amp;CHAR(34)&amp;[.E143]&amp;CHAR(34)&amp;CHAR(93)" office:value-type="string" office:string-value="&quot;westLongitude&quot;: [&quot;datasetVersion.metadataBlocks.geospatial.fields[?typeName == 'geographicBoundingBox'].value[*].westLongitude.value[]&quot;]" calcext:value-type="string">
            <text:p>"westLongitude": ["datasetVersion.metadataBlocks.geospatial.fields[?typeName == 'geographicBoundingBox'].value[*].westLongitud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geospatial</text:p>
          </table:table-cell>
          <table:table-cell table:style-name="ce2" office:value-type="string" calcext:value-type="string">
            <text:p>eastLongitude</text:p>
          </table:table-cell>
          <table:table-cell table:style-name="ce2" office:value-type="string" calcext:value-type="string">
            <text:p>datasetVersion.metadataBlocks.geospatial.fields[?typeName == 'REPLACE_ME'].value[]</text:p>
          </table:table-cell>
          <table:table-cell table:style-name="ce4" table:formula="of:=SUBSTITUTE([.C144];&quot;REPLACE_ME&quot;;[.B144])" office:value-type="string" office:string-value="datasetVersion.metadataBlocks.geospatial.fields[?typeName == 'eastLongitude'].value[]" calcext:value-type="string">
            <text:p>datasetVersion.metadataBlocks.geospatial.fields[?typeName == 'eastLongitude'].value[]</text:p>
          </table:table-cell>
          <table:table-cell table:style-name="ce2" office:value-type="string" calcext:value-type="string">
            <text:p>datasetVersion.metadataBlocks.geospatial.fields[?typeName == 'geographicBoundingBox'].value[*].eastLongitude.value[]</text:p>
          </table:table-cell>
          <table:table-cell table:style-name="ce2" table:formula="of:=CHAR(34)&amp;[.B144]&amp;CHAR(34)&amp;CHAR(58)&amp;CHAR(160)&amp;CHAR(91)&amp;CHAR(34)&amp;[.E144]&amp;CHAR(34)&amp;CHAR(93)" office:value-type="string" office:string-value="&quot;eastLongitude&quot;: [&quot;datasetVersion.metadataBlocks.geospatial.fields[?typeName == 'geographicBoundingBox'].value[*].eastLongitude.value[]&quot;]" calcext:value-type="string">
            <text:p>"eastLongitude": ["datasetVersion.metadataBlocks.geospatial.fields[?typeName == 'geographicBoundingBox'].value[*].eastLongitud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geospatial</text:p>
          </table:table-cell>
          <table:table-cell table:style-name="ce2" office:value-type="string" calcext:value-type="string">
            <text:p>northLongitude</text:p>
          </table:table-cell>
          <table:table-cell table:style-name="ce2" office:value-type="string" calcext:value-type="string">
            <text:p>datasetVersion.metadataBlocks.geospatial.fields[?typeName == 'REPLACE_ME'].value[]</text:p>
          </table:table-cell>
          <table:table-cell table:style-name="ce4" table:formula="of:=SUBSTITUTE([.C145];&quot;REPLACE_ME&quot;;[.B145])" office:value-type="string" office:string-value="datasetVersion.metadataBlocks.geospatial.fields[?typeName == 'northLongitude'].value[]" calcext:value-type="string">
            <text:p>datasetVersion.metadataBlocks.geospatial.fields[?typeName == 'northLongitude'].value[]</text:p>
          </table:table-cell>
          <table:table-cell table:style-name="ce2" office:value-type="string" calcext:value-type="string">
            <text:p>datasetVersion.metadataBlocks.geospatial.fields[?typeName == 'geographicBoundingBox'].value[*].northLongitude.value[]</text:p>
          </table:table-cell>
          <table:table-cell table:style-name="ce2" table:formula="of:=CHAR(34)&amp;[.B145]&amp;CHAR(34)&amp;CHAR(58)&amp;CHAR(160)&amp;CHAR(91)&amp;CHAR(34)&amp;[.E145]&amp;CHAR(34)&amp;CHAR(93)" office:value-type="string" office:string-value="&quot;northLongitude&quot;: [&quot;datasetVersion.metadataBlocks.geospatial.fields[?typeName == 'geographicBoundingBox'].value[*].northLongitude.value[]&quot;]" calcext:value-type="string">
            <text:p>"northLongitude": ["datasetVersion.metadataBlocks.geospatial.fields[?typeName == 'geographicBoundingBox'].value[*].northLongitude.value[]"]</text:p>
          </table:table-cell>
          <table:table-cell table:style-name="ce2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geospatial</text:p>
          </table:table-cell>
          <table:table-cell table:style-name="ce2" office:value-type="string" calcext:value-type="string">
            <text:p>southLongitude</text:p>
          </table:table-cell>
          <table:table-cell table:style-name="ce2" office:value-type="string" calcext:value-type="string">
            <text:p>datasetVersion.metadataBlocks.geospatial.fields[?typeName == 'REPLACE_ME'].value[]</text:p>
          </table:table-cell>
          <table:table-cell table:style-name="ce4" table:formula="of:=SUBSTITUTE([.C146];&quot;REPLACE_ME&quot;;[.B146])" office:value-type="string" office:string-value="datasetVersion.metadataBlocks.geospatial.fields[?typeName == 'southLongitude'].value[]" calcext:value-type="string">
            <text:p>datasetVersion.metadataBlocks.geospatial.fields[?typeName == 'southLongitude'].value[]</text:p>
          </table:table-cell>
          <table:table-cell table:style-name="ce2" office:value-type="string" calcext:value-type="string">
            <text:p>datasetVersion.metadataBlocks.geospatial.fields[?typeName == 'geographicBoundingBox'].value[*].southLongitude.value[]</text:p>
          </table:table-cell>
          <table:table-cell table:style-name="ce2" table:formula="of:=CHAR(34)&amp;[.B146]&amp;CHAR(34)&amp;CHAR(58)&amp;CHAR(160)&amp;CHAR(91)&amp;CHAR(34)&amp;[.E146]&amp;CHAR(34)&amp;CHAR(93)" office:value-type="string" office:string-value="&quot;southLongitude&quot;: [&quot;datasetVersion.metadataBlocks.geospatial.fields[?typeName == 'geographicBoundingBox'].value[*].southLongitude.value[]&quot;]" calcext:value-type="string">
            <text:p>"southLongitude": ["datasetVersion.metadataBlocks.geospatial.fields[?typeName == 'geographicBoundingBox'].value[*].southLongitude.value[]"]</text:p>
          </table:table-cell>
          <table:table-cell table:style-name="ce2" table:number-columns-repeated="19"/>
          <table:table-cell table:number-columns-repeated="999"/>
        </table:table-row>
        <table:table-row table:style-name="ro1" table:number-rows-repeated="881">
          <table:table-cell table:style-name="ce2" table:number-columns-repeated="25"/>
          <table:table-cell table:number-columns-repeated="999"/>
        </table:table-row>
        <table:table-row table:style-name="ro2" table:number-rows-repeated="1047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SH Custom Field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SSH Metadata Block</text:p>
          </table:table-cell>
          <table:table-cell table:style-name="ce1" office:value-type="string" calcext:value-type="string">
            <text:p>Target System Name</text:p>
          </table:table-cell>
          <table:table-cell table:style-name="ce1" office:value-type="string" calcext:value-type="string">
            <text:p>SSH System Name</text:p>
          </table:table-cell>
          <table:table-cell table:style-name="ce1" office:value-type="string" calcext:value-type="string">
            <text:p>Base Path</text:p>
          </table:table-cell>
          <table:table-cell table:style-name="ce1" office:value-type="string" calcext:value-type="string">
            <text:p>JMESPath</text:p>
          </table:table-cell>
          <table:table-cell table:style-name="ce1" office:value-type="string" calcext:value-type="string">
            <text:p>JMESPath Corrected </text:p>
          </table:table-cell>
          <table:table-cell table:style-name="ce1" office:value-type="string" calcext:value-type="string">
            <text:p>Python Mapping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dansSocialSciences</text:p>
          </table:table-cell>
          <table:table-cell table:style-name="ce2" office:value-type="string" calcext:value-type="string">
            <text:p>unitOfAnalysis</text:p>
          </table:table-cell>
          <table:table-cell table:style-name="ce2" office:value-type="string" calcext:value-type="string">
            <text:p>dansUnitOfAnalysis</text:p>
          </table:table-cell>
          <table:table-cell table:style-name="ce2" office:value-type="string" calcext:value-type="string">
            <text:p>datasetVersion.metadataBlocks.dansSocialSciences.fields[?typeName == 'REPLACE_ME'].value</text:p>
          </table:table-cell>
          <table:table-cell table:style-name="ce2" table:formula="of:=SUBSTITUTE([.D2];&quot;REPLACE_ME&quot;;[.C2])" office:value-type="string" office:string-value="datasetVersion.metadataBlocks.dansSocialSciences.fields[?typeName == 'dansUnitOfAnalysis'].value" calcext:value-type="string">
            <text:p>datasetVersion.metadataBlocks.dansSocialSciences.fields[?typeName == 'dansUnitOfAnalysis'].value</text:p>
          </table:table-cell>
          <table:table-cell table:style-name="ce2" office:value-type="string" calcext:value-type="string">
            <text:p>NOT FOUND</text:p>
          </table:table-cell>
          <table:table-cell table:style-name="ce4" table:formula="of:=CHAR(34)&amp;[.B2]&amp;CHAR(34)&amp;CHAR(58)&amp;CHAR(160)&amp;CHAR(91)&amp;CHAR(34)&amp;[.F2]&amp;CHAR(34)&amp;CHAR(93)" office:value-type="string" office:string-value="&quot;unitOfAnalysis&quot;: [&quot;NOT FOUND&quot;]" calcext:value-type="string">
            <text:p>"unitOfAnalysis": ["NOT FOUND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dansSocialSciences</text:p>
          </table:table-cell>
          <table:table-cell table:style-name="ce2" office:value-type="string" calcext:value-type="string">
            <text:p>universe</text:p>
          </table:table-cell>
          <table:table-cell table:style-name="ce2" office:value-type="string" calcext:value-type="string">
            <text:p>dansUniverse</text:p>
          </table:table-cell>
          <table:table-cell table:style-name="ce2" office:value-type="string" calcext:value-type="string">
            <text:p>datasetVersion.metadataBlocks.dansSocialSciences.fields[?typeName == 'REPLACE_ME'].value</text:p>
          </table:table-cell>
          <table:table-cell table:style-name="ce2" table:formula="of:=SUBSTITUTE([.D3];&quot;REPLACE_ME&quot;;[.C3])" office:value-type="string" office:string-value="datasetVersion.metadataBlocks.dansSocialSciences.fields[?typeName == 'dansUniverse'].value" calcext:value-type="string">
            <text:p>datasetVersion.metadataBlocks.dansSocialSciences.fields[?typeName == 'dansUniverse'].value</text:p>
          </table:table-cell>
          <table:table-cell table:style-name="ce2" office:value-type="string" calcext:value-type="string">
            <text:p>datasetVersion.metadataBlocks.dansSocialSciences.fields[?typeName == 'dansUniverse'].value[]</text:p>
          </table:table-cell>
          <table:table-cell table:style-name="ce4" table:formula="of:=CHAR(34)&amp;[.B3]&amp;CHAR(34)&amp;CHAR(58)&amp;CHAR(160)&amp;CHAR(91)&amp;CHAR(34)&amp;[.F3]&amp;CHAR(34)&amp;CHAR(93)" office:value-type="string" office:string-value="&quot;universe&quot;: [&quot;datasetVersion.metadataBlocks.dansSocialSciences.fields[?typeName == 'dansUniverse'].value[]&quot;]" calcext:value-type="string">
            <text:p>"universe": ["datasetVersion.metadataBlocks.dansSocialSciences.fields[?typeName == 'dansUniverse'].value[]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dansSocialSciences</text:p>
          </table:table-cell>
          <table:table-cell table:style-name="ce2" office:value-type="string" calcext:value-type="string">
            <text:p>timeMethod</text:p>
          </table:table-cell>
          <table:table-cell table:style-name="ce2" office:value-type="string" calcext:value-type="string">
            <text:p>dansTimeMethod</text:p>
          </table:table-cell>
          <table:table-cell table:style-name="ce2" office:value-type="string" calcext:value-type="string">
            <text:p>datasetVersion.metadataBlocks.dansSocialSciences.fields[?typeName == 'REPLACE_ME'].value</text:p>
          </table:table-cell>
          <table:table-cell table:style-name="ce2" table:formula="of:=SUBSTITUTE([.D4];&quot;REPLACE_ME&quot;;[.C4])" office:value-type="string" office:string-value="datasetVersion.metadataBlocks.dansSocialSciences.fields[?typeName == 'dansTimeMethod'].value" calcext:value-type="string">
            <text:p>datasetVersion.metadataBlocks.dansSocialSciences.fields[?typeName == 'dansTimeMethod'].value</text:p>
          </table:table-cell>
          <table:table-cell table:style-name="ce2" office:value-type="string" calcext:value-type="string">
            <text:p>NOT FOUND</text:p>
          </table:table-cell>
          <table:table-cell table:style-name="ce4" table:formula="of:=CHAR(34)&amp;[.B4]&amp;CHAR(34)&amp;CHAR(58)&amp;CHAR(160)&amp;CHAR(91)&amp;CHAR(34)&amp;[.F4]&amp;CHAR(34)&amp;CHAR(93)" office:value-type="string" office:string-value="&quot;timeMethod&quot;: [&quot;NOT FOUND&quot;]" calcext:value-type="string">
            <text:p>"timeMethod": ["NOT FOUND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dansSocialSciences</text:p>
          </table:table-cell>
          <table:table-cell table:style-name="ce2" office:value-type="string" calcext:value-type="string">
            <text:p>frequencyOfDataCollection</text:p>
          </table:table-cell>
          <table:table-cell table:style-name="ce2" office:value-type="string" calcext:value-type="string">
            <text:p>dansFrequencyOfDataCollection</text:p>
          </table:table-cell>
          <table:table-cell table:style-name="ce2" office:value-type="string" calcext:value-type="string">
            <text:p>datasetVersion.metadataBlocks.dansSocialSciences.fields[?typeName == 'REPLACE_ME'].value</text:p>
          </table:table-cell>
          <table:table-cell table:style-name="ce2" table:formula="of:=SUBSTITUTE([.D5];&quot;REPLACE_ME&quot;;[.C5])" office:value-type="string" office:string-value="datasetVersion.metadataBlocks.dansSocialSciences.fields[?typeName == 'dansFrequencyOfDataCollection'].value" calcext:value-type="string">
            <text:p>datasetVersion.metadataBlocks.dansSocialSciences.fields[?typeName == 'dansFrequencyOfDataCollection'].value</text:p>
          </table:table-cell>
          <table:table-cell table:style-name="ce2" office:value-type="string" calcext:value-type="string">
            <text:p>datasetVersion.metadataBlocks.dansSocialSciences.fields[?typeName == 'dansFrequencyOfDataCollection'].value</text:p>
          </table:table-cell>
          <table:table-cell table:style-name="ce4" table:formula="of:=CHAR(34)&amp;[.B5]&amp;CHAR(34)&amp;CHAR(58)&amp;CHAR(160)&amp;CHAR(91)&amp;CHAR(34)&amp;[.F5]&amp;CHAR(34)&amp;CHAR(93)" office:value-type="string" office:string-value="&quot;frequencyOfDataCollection&quot;: [&quot;datasetVersion.metadataBlocks.dansSocialSciences.fields[?typeName == 'dansFrequencyOfDataCollection'].value&quot;]" calcext:value-type="string">
            <text:p>"frequencyOfDataCollection": ["datasetVersion.metadataBlocks.dansSocialSciences.fields[?typeName == 'dansFrequencyOfDataCollection'].value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dansSocialSciences</text:p>
          </table:table-cell>
          <table:table-cell table:style-name="ce2" office:value-type="string" calcext:value-type="string">
            <text:p>samplingProcedure</text:p>
          </table:table-cell>
          <table:table-cell table:style-name="ce2" office:value-type="string" calcext:value-type="string">
            <text:p>dansSamplingProcedureFreeText</text:p>
          </table:table-cell>
          <table:table-cell table:style-name="ce2" office:value-type="string" calcext:value-type="string">
            <text:p>datasetVersion.metadataBlocks.dansSocialSciences.fields[?typeName == 'REPLACE_ME'].value</text:p>
          </table:table-cell>
          <table:table-cell table:style-name="ce2" table:formula="of:=SUBSTITUTE([.D6];&quot;REPLACE_ME&quot;;[.C6])" office:value-type="string" office:string-value="datasetVersion.metadataBlocks.dansSocialSciences.fields[?typeName == 'dansSamplingProcedureFreeText'].value" calcext:value-type="string">
            <text:p>datasetVersion.metadataBlocks.dansSocialSciences.fields[?typeName == 'dansSamplingProcedureFreeText'].value</text:p>
          </table:table-cell>
          <table:table-cell table:style-name="ce2" office:value-type="string" calcext:value-type="string">
            <text:p>datasetVersion.metadataBlocks.dansSocialSciences.fields[?typeName == 'dansSamplingProcedureFreeText'].value</text:p>
          </table:table-cell>
          <table:table-cell table:style-name="ce4" table:formula="of:=CHAR(34)&amp;[.B6]&amp;CHAR(34)&amp;CHAR(58)&amp;CHAR(160)&amp;CHAR(91)&amp;CHAR(34)&amp;[.F6]&amp;CHAR(34)&amp;CHAR(93)" office:value-type="string" office:string-value="&quot;samplingProcedure&quot;: [&quot;datasetVersion.metadataBlocks.dansSocialSciences.fields[?typeName == 'dansSamplingProcedureFreeText'].value&quot;]" calcext:value-type="string">
            <text:p>"samplingProcedure": ["datasetVersion.metadataBlocks.dansSocialSciences.fields[?typeName == 'dansSamplingProcedureFreeText'].value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dansSocialSciences</text:p>
          </table:table-cell>
          <table:table-cell table:style-name="ce2" office:value-type="string" calcext:value-type="string">
            <text:p>collectionMode</text:p>
          </table:table-cell>
          <table:table-cell table:style-name="ce2" office:value-type="string" calcext:value-type="string">
            <text:p>dansCollectionMode</text:p>
          </table:table-cell>
          <table:table-cell table:style-name="ce2" office:value-type="string" calcext:value-type="string">
            <text:p>datasetVersion.metadataBlocks.dansSocialSciences.fields[?typeName == 'REPLACE_ME'].value</text:p>
          </table:table-cell>
          <table:table-cell table:style-name="ce2" table:formula="of:=SUBSTITUTE([.D7];&quot;REPLACE_ME&quot;;[.C7])" office:value-type="string" office:string-value="datasetVersion.metadataBlocks.dansSocialSciences.fields[?typeName == 'dansCollectionMode'].value" calcext:value-type="string">
            <text:p>datasetVersion.metadataBlocks.dansSocialSciences.fields[?typeName == 'dansCollectionMode'].value</text:p>
          </table:table-cell>
          <table:table-cell table:style-name="ce2" office:value-type="string" calcext:value-type="string">
            <text:p>NOT FOUND</text:p>
          </table:table-cell>
          <table:table-cell table:style-name="ce4" table:formula="of:=CHAR(34)&amp;[.B7]&amp;CHAR(34)&amp;CHAR(58)&amp;CHAR(160)&amp;CHAR(91)&amp;CHAR(34)&amp;[.F7]&amp;CHAR(34)&amp;CHAR(93)" office:value-type="string" office:string-value="&quot;collectionMode&quot;: [&quot;NOT FOUND&quot;]" calcext:value-type="string">
            <text:p>"collectionMode": ["NOT FOUND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dansSocialSciences</text:p>
          </table:table-cell>
          <table:table-cell table:style-name="ce2" office:value-type="string" calcext:value-type="string">
            <text:p>researchInstrument</text:p>
          </table:table-cell>
          <table:table-cell table:style-name="ce2" office:value-type="string" calcext:value-type="string">
            <text:p>dansResearchInstrument</text:p>
          </table:table-cell>
          <table:table-cell table:style-name="ce2" office:value-type="string" calcext:value-type="string">
            <text:p>datasetVersion.metadataBlocks.dansSocialSciences.fields[?typeName == 'REPLACE_ME'].value</text:p>
          </table:table-cell>
          <table:table-cell table:style-name="ce2" table:formula="of:=SUBSTITUTE([.D8];&quot;REPLACE_ME&quot;;[.C8])" office:value-type="string" office:string-value="datasetVersion.metadataBlocks.dansSocialSciences.fields[?typeName == 'dansResearchInstrument'].value" calcext:value-type="string">
            <text:p>datasetVersion.metadataBlocks.dansSocialSciences.fields[?typeName == 'dansResearchInstrument'].value</text:p>
          </table:table-cell>
          <table:table-cell table:style-name="ce2" office:value-type="string" calcext:value-type="string">
            <text:p>NOT FOUND</text:p>
          </table:table-cell>
          <table:table-cell table:style-name="ce4" table:formula="of:=CHAR(34)&amp;[.B8]&amp;CHAR(34)&amp;CHAR(58)&amp;CHAR(160)&amp;CHAR(91)&amp;CHAR(34)&amp;[.F8]&amp;CHAR(34)&amp;CHAR(93)" office:value-type="string" office:string-value="&quot;researchInstrument&quot;: [&quot;NOT FOUND&quot;]" calcext:value-type="string">
            <text:p>"researchInstrument": ["NOT FOUND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dansSocialSciences</text:p>
          </table:table-cell>
          <table:table-cell table:style-name="ce2" office:value-type="string" calcext:value-type="string">
            <text:p>dataCollectionSituation</text:p>
          </table:table-cell>
          <table:table-cell table:style-name="ce2" office:value-type="string" calcext:value-type="string">
            <text:p>dansDataCollectionSituation</text:p>
          </table:table-cell>
          <table:table-cell table:style-name="ce2" office:value-type="string" calcext:value-type="string">
            <text:p>datasetVersion.metadataBlocks.dansSocialSciences.fields[?typeName == 'REPLACE_ME'].value</text:p>
          </table:table-cell>
          <table:table-cell table:style-name="ce2" table:formula="of:=SUBSTITUTE([.D9];&quot;REPLACE_ME&quot;;[.C9])" office:value-type="string" office:string-value="datasetVersion.metadataBlocks.dansSocialSciences.fields[?typeName == 'dansDataCollectionSituation'].value" calcext:value-type="string">
            <text:p>datasetVersion.metadataBlocks.dansSocialSciences.fields[?typeName == 'dansDataCollectionSituation'].value</text:p>
          </table:table-cell>
          <table:table-cell table:style-name="ce2" table:formula="of:=SUBSTITUTE([.E9];&quot;REPLACE_ME&quot;;[.D9])" office:value-type="string" office:string-value="datasetVersion.metadataBlocks.dansSocialSciences.fields[?typeName == 'dansDataCollectionSituation'].value" calcext:value-type="string">
            <text:p>datasetVersion.metadataBlocks.dansSocialSciences.fields[?typeName == 'dansDataCollectionSituation'].value</text:p>
          </table:table-cell>
          <table:table-cell table:style-name="ce4" table:formula="of:=CHAR(34)&amp;[.B9]&amp;CHAR(34)&amp;CHAR(58)&amp;CHAR(160)&amp;CHAR(91)&amp;CHAR(34)&amp;[.F9]&amp;CHAR(34)&amp;CHAR(93)" office:value-type="string" office:string-value="&quot;dataCollectionSituation&quot;: [&quot;datasetVersion.metadataBlocks.dansSocialSciences.fields[?typeName == 'dansDataCollectionSituation'].value&quot;]" calcext:value-type="string">
            <text:p>"dataCollectionSituation": ["datasetVersion.metadataBlocks.dansSocialSciences.fields[?typeName == 'dansDataCollectionSituation'].value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dansSocialSciences</text:p>
          </table:table-cell>
          <table:table-cell table:style-name="ce2" office:value-type="string" calcext:value-type="string">
            <text:p>actionsToMinimizeLoss</text:p>
          </table:table-cell>
          <table:table-cell table:style-name="ce2" office:value-type="string" calcext:value-type="string">
            <text:p>dansActionsToMinimizeLoss</text:p>
          </table:table-cell>
          <table:table-cell table:style-name="ce2" office:value-type="string" calcext:value-type="string">
            <text:p>datasetVersion.metadataBlocks.dansSocialSciences.fields[?typeName == 'REPLACE_ME'].value</text:p>
          </table:table-cell>
          <table:table-cell table:style-name="ce2" table:formula="of:=SUBSTITUTE([.D10];&quot;REPLACE_ME&quot;;[.C10])" office:value-type="string" office:string-value="datasetVersion.metadataBlocks.dansSocialSciences.fields[?typeName == 'dansActionsToMinimizeLoss'].value" calcext:value-type="string">
            <text:p>datasetVersion.metadataBlocks.dansSocialSciences.fields[?typeName == 'dansActionsToMinimizeLoss'].value</text:p>
          </table:table-cell>
          <table:table-cell table:style-name="ce2" office:value-type="string" calcext:value-type="string">
            <text:p>datasetVersion.metadataBlocks.dansSocialSciences.fields[?typeName == 'dansActionsToMinimizeLoss'].value</text:p>
          </table:table-cell>
          <table:table-cell table:style-name="ce4" table:formula="of:=CHAR(34)&amp;[.B10]&amp;CHAR(34)&amp;CHAR(58)&amp;CHAR(160)&amp;CHAR(91)&amp;CHAR(34)&amp;[.F10]&amp;CHAR(34)&amp;CHAR(93)" office:value-type="string" office:string-value="&quot;actionsToMinimizeLoss&quot;: [&quot;datasetVersion.metadataBlocks.dansSocialSciences.fields[?typeName == 'dansActionsToMinimizeLoss'].value&quot;]" calcext:value-type="string">
            <text:p>"actionsToMinimizeLoss": ["datasetVersion.metadataBlocks.dansSocialSciences.fields[?typeName == 'dansActionsToMinimizeLoss'].value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dansSocialSciences</text:p>
          </table:table-cell>
          <table:table-cell table:style-name="ce2" office:value-type="string" calcext:value-type="string">
            <text:p>weighting</text:p>
          </table:table-cell>
          <table:table-cell table:style-name="ce2" office:value-type="string" calcext:value-type="string">
            <text:p>dansWeighting</text:p>
          </table:table-cell>
          <table:table-cell table:style-name="ce2" office:value-type="string" calcext:value-type="string">
            <text:p>datasetVersion.metadataBlocks.dansSocialSciences.fields[?typeName == 'REPLACE_ME'].value</text:p>
          </table:table-cell>
          <table:table-cell table:style-name="ce2" table:formula="of:=SUBSTITUTE([.D11];&quot;REPLACE_ME&quot;;[.C11])" office:value-type="string" office:string-value="datasetVersion.metadataBlocks.dansSocialSciences.fields[?typeName == 'dansWeighting'].value" calcext:value-type="string">
            <text:p>datasetVersion.metadataBlocks.dansSocialSciences.fields[?typeName == 'dansWeighting'].value</text:p>
          </table:table-cell>
          <table:table-cell table:style-name="ce2" office:value-type="string" calcext:value-type="string">
            <text:p>datasetVersion.metadataBlocks.dansSocialSciences.fields[?typeName == 'dansWeighting'].value</text:p>
          </table:table-cell>
          <table:table-cell table:style-name="ce4" table:formula="of:=CHAR(34)&amp;[.B11]&amp;CHAR(34)&amp;CHAR(58)&amp;CHAR(160)&amp;CHAR(91)&amp;CHAR(34)&amp;[.F11]&amp;CHAR(34)&amp;CHAR(93)" office:value-type="string" office:string-value="&quot;weighting&quot;: [&quot;datasetVersion.metadataBlocks.dansSocialSciences.fields[?typeName == 'dansWeighting'].value&quot;]" calcext:value-type="string">
            <text:p>"weighting": ["datasetVersion.metadataBlocks.dansSocialSciences.fields[?typeName == 'dansWeighting'].value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dansSocialSciences</text:p>
          </table:table-cell>
          <table:table-cell table:style-name="ce2" office:value-type="string" calcext:value-type="string">
            <text:p>responseRate</text:p>
          </table:table-cell>
          <table:table-cell table:style-name="ce2" office:value-type="string" calcext:value-type="string">
            <text:p>dansResponseRate</text:p>
          </table:table-cell>
          <table:table-cell table:style-name="ce2" office:value-type="string" calcext:value-type="string">
            <text:p>datasetVersion.metadataBlocks.dansSocialSciences.fields[?typeName == 'REPLACE_ME'].value</text:p>
          </table:table-cell>
          <table:table-cell table:style-name="ce2" table:formula="of:=SUBSTITUTE([.D12];&quot;REPLACE_ME&quot;;[.C12])" office:value-type="string" office:string-value="datasetVersion.metadataBlocks.dansSocialSciences.fields[?typeName == 'dansResponseRate'].value" calcext:value-type="string">
            <text:p>datasetVersion.metadataBlocks.dansSocialSciences.fields[?typeName == 'dansResponseRate'].value</text:p>
          </table:table-cell>
          <table:table-cell table:style-name="ce2" office:value-type="string" calcext:value-type="string">
            <text:p>datasetVersion.metadataBlocks.dansSocialSciences.fields[?typeName == 'dansResponseRate'].value</text:p>
          </table:table-cell>
          <table:table-cell table:style-name="ce4" table:formula="of:=CHAR(34)&amp;[.B12]&amp;CHAR(34)&amp;CHAR(58)&amp;CHAR(160)&amp;CHAR(91)&amp;CHAR(34)&amp;[.F12]&amp;CHAR(34)&amp;CHAR(93)" office:value-type="string" office:string-value="&quot;responseRate&quot;: [&quot;datasetVersion.metadataBlocks.dansSocialSciences.fields[?typeName == 'dansResponseRate'].value&quot;]" calcext:value-type="string">
            <text:p>"responseRate": ["datasetVersion.metadataBlocks.dansSocialSciences.fields[?typeName == 'dansResponseRate'].value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/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3" office:value-type="string" calcext:value-type="string">
            <text:p>dansTemporalSpatial</text:p>
          </table:table-cell>
          <table:table-cell table:style-name="ce2" office:value-type="string" calcext:value-type="string">
            <text:p>otherGeographicCoverage</text:p>
          </table:table-cell>
          <table:table-cell table:style-name="ce2" office:value-type="string" calcext:value-type="string">
            <text:p>dansSpatialCoverageText</text:p>
          </table:table-cell>
          <table:table-cell table:style-name="ce2" office:value-type="string" calcext:value-type="string">
            <text:p>datasetVersion.metadataBlocks.dansTemporalSpatial.fields[?typeName == 'REPLACE_ME'].value</text:p>
          </table:table-cell>
          <table:table-cell table:style-name="ce2" table:formula="of:=SUBSTITUTE([.D14];&quot;REPLACE_ME&quot;;[.C14])" office:value-type="string" office:string-value="datasetVersion.metadataBlocks.dansTemporalSpatial.fields[?typeName == 'dansSpatialCoverageText'].value" calcext:value-type="string">
            <text:p>datasetVersion.metadataBlocks.dansTemporalSpatial.fields[?typeName == 'dansSpatialCoverageText'].value</text:p>
          </table:table-cell>
          <table:table-cell table:style-name="ce2" office:value-type="string" calcext:value-type="string">
            <text:p>datasetVersion.metadataBlocks.dansTemporalSpatial.fields[?typeName == 'dansSpatialCoverageText'].value</text:p>
          </table:table-cell>
          <table:table-cell table:style-name="ce4" table:formula="of:=CHAR(34)&amp;[.B14]&amp;CHAR(34)&amp;CHAR(58)&amp;CHAR(160)&amp;CHAR(91)&amp;CHAR(34)&amp;[.F14]&amp;CHAR(34)&amp;CHAR(93)" office:value-type="string" office:string-value="&quot;otherGeographicCoverage&quot;: [&quot;datasetVersion.metadataBlocks.dansTemporalSpatial.fields[?typeName == 'dansSpatialCoverageText'].value&quot;]" calcext:value-type="string">
            <text:p>"otherGeographicCoverage": ["datasetVersion.metadataBlocks.dansTemporalSpatial.fields[?typeName == 'dansSpatialCoverageText'].value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dansTemporalSpatial</text:p>
          </table:table-cell>
          <table:table-cell table:style-name="ce2" office:value-type="string" calcext:value-type="string">
            <text:p>westLongitude</text:p>
          </table:table-cell>
          <table:table-cell table:style-name="ce2" office:value-type="string" calcext:value-type="string">
            <text:p>dansSpatialBoxWest</text:p>
          </table:table-cell>
          <table:table-cell table:style-name="ce2" office:value-type="string" calcext:value-type="string">
            <text:p>datasetVersion.metadataBlocks.dansTemporalSpatial.fields[?typeName == 'REPLACE_ME'].value</text:p>
          </table:table-cell>
          <table:table-cell table:style-name="ce2" table:formula="of:=SUBSTITUTE([.D15];&quot;REPLACE_ME&quot;;[.C15])" office:value-type="string" office:string-value="datasetVersion.metadataBlocks.dansTemporalSpatial.fields[?typeName == 'dansSpatialBoxWest'].value" calcext:value-type="string">
            <text:p>datasetVersion.metadataBlocks.dansTemporalSpatial.fields[?typeName == 'dansSpatialBoxWest'].value</text:p>
          </table:table-cell>
          <table:table-cell table:style-name="ce2" office:value-type="string" calcext:value-type="string">
            <text:p>NOT FOUND</text:p>
          </table:table-cell>
          <table:table-cell table:style-name="ce4" table:formula="of:=CHAR(34)&amp;[.B15]&amp;CHAR(34)&amp;CHAR(58)&amp;CHAR(160)&amp;CHAR(91)&amp;CHAR(34)&amp;[.F15]&amp;CHAR(34)&amp;CHAR(93)" office:value-type="string" office:string-value="&quot;westLongitude&quot;: [&quot;NOT FOUND&quot;]" calcext:value-type="string">
            <text:p>"westLongitude": ["NOT FOUND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dansTemporalSpatial</text:p>
          </table:table-cell>
          <table:table-cell table:style-name="ce2" office:value-type="string" calcext:value-type="string">
            <text:p>eastLongitude</text:p>
          </table:table-cell>
          <table:table-cell table:style-name="ce2" office:value-type="string" calcext:value-type="string">
            <text:p>dansSpatialBoxEast</text:p>
          </table:table-cell>
          <table:table-cell table:style-name="ce2" office:value-type="string" calcext:value-type="string">
            <text:p>datasetVersion.metadataBlocks.dansTemporalSpatial.fields[?typeName == 'REPLACE_ME'].value</text:p>
          </table:table-cell>
          <table:table-cell table:style-name="ce2" table:formula="of:=SUBSTITUTE([.D16];&quot;REPLACE_ME&quot;;[.C16])" office:value-type="string" office:string-value="datasetVersion.metadataBlocks.dansTemporalSpatial.fields[?typeName == 'dansSpatialBoxEast'].value" calcext:value-type="string">
            <text:p>datasetVersion.metadataBlocks.dansTemporalSpatial.fields[?typeName == 'dansSpatialBoxEast'].value</text:p>
          </table:table-cell>
          <table:table-cell table:style-name="ce2" office:value-type="string" calcext:value-type="string">
            <text:p>NOT FOUND</text:p>
          </table:table-cell>
          <table:table-cell table:style-name="ce4" table:formula="of:=CHAR(34)&amp;[.B16]&amp;CHAR(34)&amp;CHAR(58)&amp;CHAR(160)&amp;CHAR(91)&amp;CHAR(34)&amp;[.F16]&amp;CHAR(34)&amp;CHAR(93)" office:value-type="string" office:string-value="&quot;eastLongitude&quot;: [&quot;NOT FOUND&quot;]" calcext:value-type="string">
            <text:p>"eastLongitude": ["NOT FOUND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dansTemporalSpatial</text:p>
          </table:table-cell>
          <table:table-cell table:style-name="ce2" office:value-type="string" calcext:value-type="string">
            <text:p>northLongitude</text:p>
          </table:table-cell>
          <table:table-cell table:style-name="ce2" office:value-type="string" calcext:value-type="string">
            <text:p>dansSpatialBoxNorth</text:p>
          </table:table-cell>
          <table:table-cell table:style-name="ce2" office:value-type="string" calcext:value-type="string">
            <text:p>datasetVersion.metadataBlocks.dansTemporalSpatial.fields[?typeName == 'REPLACE_ME'].value</text:p>
          </table:table-cell>
          <table:table-cell table:style-name="ce2" table:formula="of:=SUBSTITUTE([.D17];&quot;REPLACE_ME&quot;;[.C17])" office:value-type="string" office:string-value="datasetVersion.metadataBlocks.dansTemporalSpatial.fields[?typeName == 'dansSpatialBoxNorth'].value" calcext:value-type="string">
            <text:p>datasetVersion.metadataBlocks.dansTemporalSpatial.fields[?typeName == 'dansSpatialBoxNorth'].value</text:p>
          </table:table-cell>
          <table:table-cell table:style-name="ce2" office:value-type="string" calcext:value-type="string">
            <text:p>NOT FOUND</text:p>
          </table:table-cell>
          <table:table-cell table:style-name="ce4" table:formula="of:=CHAR(34)&amp;[.B17]&amp;CHAR(34)&amp;CHAR(58)&amp;CHAR(160)&amp;CHAR(91)&amp;CHAR(34)&amp;[.F17]&amp;CHAR(34)&amp;CHAR(93)" office:value-type="string" office:string-value="&quot;northLongitude&quot;: [&quot;NOT FOUND&quot;]" calcext:value-type="string">
            <text:p>"northLongitude": ["NOT FOUND"]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dansTemporalSpatial</text:p>
          </table:table-cell>
          <table:table-cell table:style-name="ce2" office:value-type="string" calcext:value-type="string">
            <text:p>southLongitude</text:p>
          </table:table-cell>
          <table:table-cell table:style-name="ce2" office:value-type="string" calcext:value-type="string">
            <text:p>dansSpatialBoxSouth</text:p>
          </table:table-cell>
          <table:table-cell table:style-name="ce2" office:value-type="string" calcext:value-type="string">
            <text:p>datasetVersion.metadataBlocks.dansTemporalSpatial.fields[?typeName == 'REPLACE_ME'].value</text:p>
          </table:table-cell>
          <table:table-cell table:style-name="ce2" table:formula="of:=SUBSTITUTE([.D18];&quot;REPLACE_ME&quot;;[.C18])" office:value-type="string" office:string-value="datasetVersion.metadataBlocks.dansTemporalSpatial.fields[?typeName == 'dansSpatialBoxSouth'].value" calcext:value-type="string">
            <text:p>datasetVersion.metadataBlocks.dansTemporalSpatial.fields[?typeName == 'dansSpatialBoxSouth'].value</text:p>
          </table:table-cell>
          <table:table-cell table:style-name="ce2" office:value-type="string" calcext:value-type="string">
            <text:p>NOT FOUND</text:p>
          </table:table-cell>
          <table:table-cell table:style-name="ce4" table:formula="of:=CHAR(34)&amp;[.B18]&amp;CHAR(34)&amp;CHAR(58)&amp;CHAR(160)&amp;CHAR(91)&amp;CHAR(34)&amp;[.F18]&amp;CHAR(34)&amp;CHAR(93)" office:value-type="string" office:string-value="&quot;southLongitude&quot;: [&quot;NOT FOUND&quot;]" calcext:value-type="string">
            <text:p>"southLongitude": ["NOT FOUND"]</text:p>
          </table:table-cell>
          <table:table-cell table:style-name="ce2" table:number-columns-repeated="20"/>
          <table:table-cell table:number-columns-repeated="997"/>
        </table:table-row>
        <table:table-row table:style-name="ro1" table:number-rows-repeated="983">
          <table:table-cell table:style-name="ce2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fault_20_Dataverse" style:display-name="PageStyle_Default Dataver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H_20_Custom_20_Fields" style:display-name="PageStyle_SSH Custom Fiel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15" meta:object-count="0"/>
    <meta:generator>LibreOfficeDev/6.0.5.2$Linux_X86_64 LibreOffice_project/</meta:generator>
  </office:meta>
</office:document-meta>
</file>